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3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4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6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8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9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0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1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2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3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4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5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6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1_1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>
      <style:text-properties fo:font-weight="bold" style:font-weight-asian="bold" style:font-weight-complex="bold"/>
    </style:style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T5_20" style:family="text">
      <style:text-properties fo:font-weight="bold" style:font-weight-asian="bold" style:font-weight-complex="bold"/>
    </style:style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5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5" style:family="text" style:parent-style-name="Standard"/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 style:parent-style-name="Standard"/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 style:parent-style-name="Standard"/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 style:parent-style-name="Standard"/>
    <style:style style:name="P34" style:family="paragraph" style:parent-style-name="Standard">
      <style:paragraph-properties fo:break-before="auto" fo:line-height="100%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fo:font-size="10pt" style:font-size-asian="10pt" style:font-size-complex="10pt"/>
    </style:style>
    <style:style style:name="T34_19" style:family="text">
      <style:text-properties fo:font-size="10pt" style:font-size-asian="10pt" style:font-size-complex="10pt"/>
    </style:style>
    <style:style style:name="T34_20" style:family="text">
      <style:text-properties fo:font-size="10pt" style:font-size-asian="10pt" style:font-size-complex="10pt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T34_26" style:family="text">
      <style:text-properties fo:font-size="10pt" style:font-size-asian="10pt" style:font-size-complex="10pt"/>
    </style:style>
    <style:style style:name="T34_27" style:family="text">
      <style:text-properties fo:font-size="10pt" style:font-size-asian="10pt" style:font-size-complex="10pt"/>
    </style:style>
    <style:style style:name="T34_28" style:family="text">
      <style:text-properties fo:font-size="10pt" style:font-size-asian="10pt" style:font-size-complex="10pt"/>
    </style:style>
    <style:style style:name="T34_29" style:family="text">
      <style:text-properties fo:font-size="10pt" style:font-size-asian="10pt" style:font-size-complex="10pt"/>
    </style:style>
    <style:style style:name="T34_30" style:family="text">
      <style:text-properties fo:font-size="10pt" style:font-size-asian="10pt" style:font-size-complex="10pt"/>
    </style:style>
    <style:style style:name="T34_31" style:family="text">
      <style:text-properties fo:font-size="10pt" style:font-size-asian="10pt" style:font-size-complex="10pt"/>
    </style:style>
    <style:style style:name="T34_32" style:family="text">
      <style:text-properties fo:font-size="10pt" style:font-size-asian="10pt" style:font-size-complex="10pt"/>
    </style:style>
    <style:style style:name="T34_33" style:family="text">
      <style:text-properties fo:font-size="10pt" style:font-size-asian="10pt" style:font-size-complex="10pt"/>
    </style:style>
    <style:style style:name="T34_34" style:family="text">
      <style:text-properties fo:font-size="10pt" style:font-size-asian="10pt" style:font-size-complex="10pt"/>
    </style:style>
    <style:style style:name="T34_35" style:family="text">
      <style:text-properties fo:font-size="10pt" style:font-size-asian="10pt" style:font-size-complex="10pt"/>
    </style:style>
    <style:style style:name="T34_36" style:family="text">
      <style:text-properties fo:font-size="10pt" style:font-size-asian="10pt" style:font-size-complex="10pt"/>
    </style:style>
    <style:style style:name="T34_37" style:family="text">
      <style:text-properties fo:font-size="10pt" style:font-size-asian="10pt" style:font-size-complex="10pt"/>
    </style:style>
    <style:style style:name="T34_38" style:family="text">
      <style:text-properties fo:font-size="10pt" style:font-size-asian="10pt" style:font-size-complex="10pt"/>
    </style:style>
    <style:style style:name="T34_39" style:family="text">
      <style:text-properties fo:font-size="10pt" style:font-size-asian="10pt" style:font-size-complex="10pt"/>
    </style:style>
    <style:style style:name="T34_40" style:family="text">
      <style:text-properties fo:font-size="10pt" style:font-size-asian="10pt" style:font-size-complex="10pt"/>
    </style:style>
    <style:style style:name="T34_41" style:family="text">
      <style:text-properties fo:font-size="10pt" style:font-size-asian="10pt" style:font-size-complex="10pt"/>
    </style:style>
    <style:style style:name="T34_42" style:family="text">
      <style:text-properties fo:font-size="10pt" style:font-size-asian="10pt" style:font-size-complex="10pt"/>
    </style:style>
    <style:style style:name="T34_43" style:family="text">
      <style:text-properties fo:font-size="10pt" style:font-size-asian="10pt" style:font-size-complex="10pt"/>
    </style:style>
    <style:style style:name="T34_44" style:family="text">
      <style:text-properties fo:font-size="10pt" style:font-size-asian="10pt" style:font-size-complex="10pt"/>
    </style:style>
    <style:style style:name="T34_45" style:family="text">
      <style:text-properties fo:font-size="10pt" style:font-size-asian="10pt" style:font-size-complex="10pt"/>
    </style:style>
    <style:style style:name="T34_46" style:family="text">
      <style:text-properties fo:font-size="10pt" style:font-size-asian="10pt" style:font-size-complex="10pt"/>
    </style:style>
    <style:style style:name="T34_47" style:family="text">
      <style:text-properties fo:font-size="10pt" style:font-size-asian="10pt" style:font-size-complex="10pt"/>
    </style:style>
    <style:style style:name="T34_48" style:family="text">
      <style:text-properties fo:font-size="10pt" style:font-size-asian="10pt" style:font-size-complex="10pt"/>
    </style:style>
    <style:style style:name="T34_49" style:family="text">
      <style:text-properties fo:font-size="10pt" style:font-size-asian="10pt" style:font-size-complex="10pt"/>
    </style:style>
    <style:style style:name="T34_50" style:family="text">
      <style:text-properties fo:font-size="10pt" style:font-size-asian="10pt" style:font-size-complex="10pt"/>
    </style:style>
    <style:style style:name="T34_51" style:family="text">
      <style:text-properties fo:font-size="10pt" style:font-size-asian="10pt" style:font-size-complex="10pt"/>
    </style:style>
    <style:style style:name="T34_52" style:family="text">
      <style:text-properties fo:font-size="10pt" style:font-size-asian="10pt" style:font-size-complex="10pt"/>
    </style:style>
    <style:style style:name="T34_53" style:family="text">
      <style:text-properties fo:font-size="10pt" style:font-size-asian="10pt" style:font-size-complex="10pt"/>
    </style:style>
    <style:style style:name="T34_54" style:family="text">
      <style:text-properties fo:font-size="10pt" style:font-size-asian="10pt" style:font-size-complex="10pt"/>
    </style:style>
    <style:style style:name="T34_55" style:family="text">
      <style:text-properties fo:font-size="10pt" style:font-size-asian="10pt" style:font-size-complex="10pt"/>
    </style:style>
    <style:style style:name="T34_56" style:family="text">
      <style:text-properties fo:font-size="10pt" style:font-size-asian="10pt" style:font-size-complex="10pt"/>
    </style:style>
    <style:style style:name="T34_57" style:family="text">
      <style:text-properties fo:font-size="10pt" style:font-size-asian="10pt" style:font-size-complex="10pt"/>
    </style:style>
    <style:style style:name="T34_58" style:family="text">
      <style:text-properties fo:font-size="10pt" style:font-size-asian="10pt" style:font-size-complex="10pt"/>
    </style:style>
    <style:style style:name="T34_59" style:family="text">
      <style:text-properties fo:font-size="10pt" style:font-size-asian="10pt" style:font-size-complex="10pt"/>
    </style:style>
    <style:style style:name="T34_60" style:family="text">
      <style:text-properties fo:font-size="10pt" style:font-size-asian="10pt" style:font-size-complex="10pt"/>
    </style:style>
    <style:style style:name="T34_61" style:family="text">
      <style:text-properties fo:font-size="10pt" style:font-size-asian="10pt" style:font-size-complex="10pt"/>
    </style:style>
    <style:style style:name="T34_62" style:family="text">
      <style:text-properties fo:font-size="10pt" style:font-size-asian="10pt" style:font-size-complex="10pt"/>
    </style:style>
    <style:style style:name="T34_63" style:family="text">
      <style:text-properties fo:font-size="10pt" style:font-size-asian="10pt" style:font-size-complex="10pt"/>
    </style:style>
    <style:style style:name="T34_64" style:family="text">
      <style:text-properties fo:font-size="10pt" style:font-size-asian="10pt" style:font-size-complex="10pt"/>
    </style:style>
    <style:style style:name="T34_65" style:family="text">
      <style:text-properties fo:font-size="10pt" style:font-size-asian="10pt" style:font-size-complex="10pt"/>
    </style:style>
    <style:style style:name="T34_66" style:family="text">
      <style:text-properties fo:font-size="10pt" style:font-size-asian="10pt" style:font-size-complex="10pt"/>
    </style:style>
    <style:style style:name="T34_67" style:family="text">
      <style:text-properties fo:font-size="10pt" style:font-size-asian="10pt" style:font-size-complex="10pt"/>
    </style:style>
    <style:style style:name="T34_68" style:family="text">
      <style:text-properties fo:font-size="10pt" style:font-size-asian="10pt" style:font-size-complex="10pt"/>
    </style:style>
    <style:style style:name="T34_69" style:family="text">
      <style:text-properties fo:font-size="10pt" style:font-size-asian="10pt" style:font-size-complex="10pt"/>
    </style:style>
    <style:style style:name="T34_70" style:family="text">
      <style:text-properties fo:font-size="10pt" style:font-size-asian="10pt" style:font-size-complex="10pt"/>
    </style:style>
    <style:style style:name="T34_71" style:family="text">
      <style:text-properties fo:font-size="10pt" style:font-size-asian="10pt" style:font-size-complex="10pt"/>
    </style:style>
    <style:style style:name="T34_72" style:family="text">
      <style:text-properties fo:font-size="10pt" style:font-size-asian="10pt" style:font-size-complex="10pt"/>
    </style:style>
    <style:style style:name="T34_73" style:family="text">
      <style:text-properties fo:font-size="10pt" style:font-size-asian="10pt" style:font-size-complex="10pt"/>
    </style:style>
    <style:style style:name="T34_74" style:family="text">
      <style:text-properties fo:font-size="10pt" style:font-size-asian="10pt" style:font-size-complex="10pt"/>
    </style:style>
    <style:style style:name="T34_75" style:family="text">
      <style:text-properties fo:font-size="10pt" style:font-size-asian="10pt" style:font-size-complex="10pt"/>
    </style:style>
    <style:style style:name="T34_76" style:family="text">
      <style:text-properties fo:font-size="10pt" style:font-size-asian="10pt" style:font-size-complex="10pt"/>
    </style:style>
    <style:style style:name="T34_77" style:family="text">
      <style:text-properties fo:font-size="10pt" style:font-size-asian="10pt" style:font-size-complex="10pt"/>
    </style:style>
    <style:style style:name="T34_78" style:family="text">
      <style:text-properties fo:font-size="10pt" style:font-size-asian="10pt" style:font-size-complex="10pt"/>
    </style:style>
    <style:style style:name="T34_79" style:family="text">
      <style:text-properties fo:font-size="10pt" style:font-size-asian="10pt" style:font-size-complex="10pt"/>
    </style:style>
    <style:style style:name="T34_80" style:family="text">
      <style:text-properties fo:font-size="10pt" style:font-size-asian="10pt" style:font-size-complex="10pt"/>
    </style:style>
    <style:style style:name="T34_81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 style:parent-style-name="Standard"/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1" style:family="text" style:parent-style-name="Standard"/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 style:parent-style-name="Standard"/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5" style:family="text" style:parent-style-name="Standard"/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/>
    <style:style style:name="T53_18" style:family="text" style:parent-style-name="Standard"/>
    <style:style style:name="P54" style:family="paragraph" style:parent-style-name="Standard">
      <style:paragraph-properties fo:break-before="auto" fo:line-height="100%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 style:parent-style-name="Standard"/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T59_17" style:family="text">
      <style:text-properties fo:font-size="10pt" style:font-size-asian="10pt" style:font-size-complex="10pt"/>
    </style:style>
    <style:style style:name="T59_18" style:family="text">
      <style:text-properties fo:font-size="10pt" style:font-size-asian="10pt" style:font-size-complex="10pt"/>
    </style:style>
    <style:style style:name="T59_19" style:family="text">
      <style:text-properties fo:font-size="10pt" style:font-size-asian="10pt" style:font-size-complex="10pt"/>
    </style:style>
    <style:style style:name="T59_20" style:family="text">
      <style:text-properties fo:font-size="10pt" style:font-size-asian="10pt" style:font-size-complex="10pt"/>
    </style:style>
    <style:style style:name="T59_21" style:family="text">
      <style:text-properties fo:font-size="10pt" style:font-size-asian="10pt" style:font-size-complex="10pt"/>
    </style:style>
    <style:style style:name="T59_22" style:family="text">
      <style:text-properties fo:font-size="10pt" style:font-size-asian="10pt" style:font-size-complex="10pt"/>
    </style:style>
    <style:style style:name="T59_23" style:family="text">
      <style:text-properties fo:font-size="10pt" style:font-size-asian="10pt" style:font-size-complex="10pt"/>
    </style:style>
    <style:style style:name="T59_24" style:family="text">
      <style:text-properties fo:font-size="10pt" style:font-size-asian="10pt" style:font-size-complex="10pt"/>
    </style:style>
    <style:style style:name="T59_25" style:family="text">
      <style:text-properties fo:font-size="10pt" style:font-size-asian="10pt" style:font-size-complex="10pt"/>
    </style:style>
    <style:style style:name="T59_26" style:family="text">
      <style:text-properties fo:font-size="10pt" style:font-size-asian="10pt" style:font-size-complex="10pt"/>
    </style:style>
    <style:style style:name="T59_27" style:family="text">
      <style:text-properties fo:font-size="10pt" style:font-size-asian="10pt" style:font-size-complex="10pt"/>
    </style:style>
    <style:style style:name="T59_28" style:family="text">
      <style:text-properties fo:font-size="10pt" style:font-size-asian="10pt" style:font-size-complex="10pt"/>
    </style:style>
    <style:style style:name="T59_29" style:family="text">
      <style:text-properties fo:font-size="10pt" style:font-size-asian="10pt" style:font-size-complex="10pt"/>
    </style:style>
    <style:style style:name="T59_30" style:family="text">
      <style:text-properties fo:font-size="10pt" style:font-size-asian="10pt" style:font-size-complex="10pt"/>
    </style:style>
    <style:style style:name="T59_31" style:family="text">
      <style:text-properties fo:font-size="10pt" style:font-size-asian="10pt" style:font-size-complex="10pt"/>
    </style:style>
    <style:style style:name="T59_32" style:family="text">
      <style:text-properties fo:font-size="10pt" style:font-size-asian="10pt" style:font-size-complex="10pt"/>
    </style:style>
    <style:style style:name="T59_33" style:family="text">
      <style:text-properties fo:font-size="10pt" style:font-size-asian="10pt" style:font-size-complex="10pt"/>
    </style:style>
    <style:style style:name="T59_34" style:family="text">
      <style:text-properties fo:font-size="10pt" style:font-size-asian="10pt" style:font-size-complex="10pt"/>
    </style:style>
    <style:style style:name="T59_35" style:family="text">
      <style:text-properties fo:font-size="10pt" style:font-size-asian="10pt" style:font-size-complex="10pt"/>
    </style:style>
    <style:style style:name="T59_36" style:family="text">
      <style:text-properties fo:font-size="10pt" style:font-size-asian="10pt" style:font-size-complex="10pt"/>
    </style:style>
    <style:style style:name="T59_37" style:family="text">
      <style:text-properties fo:font-size="10pt" style:font-size-asian="10pt" style:font-size-complex="10pt"/>
    </style:style>
    <style:style style:name="T59_38" style:family="text">
      <style:text-properties fo:font-size="10pt" style:font-size-asian="10pt" style:font-size-complex="10pt"/>
    </style:style>
    <style:style style:name="T59_39" style:family="text">
      <style:text-properties fo:font-size="10pt" style:font-size-asian="10pt" style:font-size-complex="10pt"/>
    </style:style>
    <style:style style:name="T59_40" style:family="text">
      <style:text-properties fo:font-size="10pt" style:font-size-asian="10pt" style:font-size-complex="10pt"/>
    </style:style>
    <style:style style:name="T59_41" style:family="text">
      <style:text-properties fo:font-size="10pt" style:font-size-asian="10pt" style:font-size-complex="10pt"/>
    </style:style>
    <style:style style:name="T59_42" style:family="text">
      <style:text-properties fo:font-size="10pt" style:font-size-asian="10pt" style:font-size-complex="10pt"/>
    </style:style>
    <style:style style:name="T59_43" style:family="text">
      <style:text-properties fo:font-size="10pt" style:font-size-asian="10pt" style:font-size-complex="10pt"/>
    </style:style>
    <style:style style:name="T59_44" style:family="text">
      <style:text-properties fo:font-size="10pt" style:font-size-asian="10pt" style:font-size-complex="10pt"/>
    </style:style>
    <style:style style:name="T59_45" style:family="text">
      <style:text-properties fo:font-size="10pt" style:font-size-asian="10pt" style:font-size-complex="10pt"/>
    </style:style>
    <style:style style:name="T59_46" style:family="text">
      <style:text-properties fo:font-size="10pt" style:font-size-asian="10pt" style:font-size-complex="10pt"/>
    </style:style>
    <style:style style:name="T59_47" style:family="text">
      <style:text-properties fo:font-size="10pt" style:font-size-asian="10pt" style:font-size-complex="10pt"/>
    </style:style>
    <style:style style:name="T59_48" style:family="text">
      <style:text-properties fo:font-size="10pt" style:font-size-asian="10pt" style:font-size-complex="10pt"/>
    </style:style>
    <style:style style:name="T59_49" style:family="text">
      <style:text-properties fo:font-size="10pt" style:font-size-asian="10pt" style:font-size-complex="10pt"/>
    </style:style>
    <style:style style:name="T59_50" style:family="text">
      <style:text-properties fo:font-size="10pt" style:font-size-asian="10pt" style:font-size-complex="10pt"/>
    </style:style>
    <style:style style:name="T59_51" style:family="text">
      <style:text-properties fo:font-size="10pt" style:font-size-asian="10pt" style:font-size-complex="10pt"/>
    </style:style>
    <style:style style:name="T59_52" style:family="text">
      <style:text-properties fo:font-size="10pt" style:font-size-asian="10pt" style:font-size-complex="10pt"/>
    </style:style>
    <style:style style:name="T59_53" style:family="text">
      <style:text-properties fo:font-size="10pt" style:font-size-asian="10pt" style:font-size-complex="10pt"/>
    </style:style>
    <style:style style:name="T59_54" style:family="text">
      <style:text-properties fo:font-size="10pt" style:font-size-asian="10pt" style:font-size-complex="10pt"/>
    </style:style>
    <style:style style:name="T59_55" style:family="text">
      <style:text-properties fo:font-size="10pt" style:font-size-asian="10pt" style:font-size-complex="10pt"/>
    </style:style>
    <style:style style:name="T59_56" style:family="text">
      <style:text-properties fo:font-size="10pt" style:font-size-asian="10pt" style:font-size-complex="10pt"/>
    </style:style>
    <style:style style:name="T59_57" style:family="text">
      <style:text-properties fo:font-size="10pt" style:font-size-asian="10pt" style:font-size-complex="10pt"/>
    </style:style>
    <style:style style:name="T59_58" style:family="text">
      <style:text-properties fo:font-size="10pt" style:font-size-asian="10pt" style:font-size-complex="10pt"/>
    </style:style>
    <style:style style:name="T59_59" style:family="text">
      <style:text-properties fo:font-size="10pt" style:font-size-asian="10pt" style:font-size-complex="10pt"/>
    </style:style>
    <style:style style:name="T59_60" style:family="text">
      <style:text-properties fo:font-size="10pt" style:font-size-asian="10pt" style:font-size-complex="10pt"/>
    </style:style>
    <style:style style:name="T59_61" style:family="text">
      <style:text-properties fo:font-size="10pt" style:font-size-asian="10pt" style:font-size-complex="10pt"/>
    </style:style>
    <style:style style:name="T59_62" style:family="text">
      <style:text-properties fo:font-size="10pt" style:font-size-asian="10pt" style:font-size-complex="10pt"/>
    </style:style>
    <style:style style:name="T59_63" style:family="text">
      <style:text-properties fo:font-size="10pt" style:font-size-asian="10pt" style:font-size-complex="10pt"/>
    </style:style>
    <style:style style:name="T59_64" style:family="text">
      <style:text-properties fo:font-size="10pt" style:font-size-asian="10pt" style:font-size-complex="10pt"/>
    </style:style>
    <style:style style:name="T59_65" style:family="text">
      <style:text-properties fo:font-size="10pt" style:font-size-asian="10pt" style:font-size-complex="10pt"/>
    </style:style>
    <style:style style:name="T59_66" style:family="text">
      <style:text-properties fo:font-size="10pt" style:font-size-asian="10pt" style:font-size-complex="10pt"/>
    </style:style>
    <style:style style:name="T59_67" style:family="text">
      <style:text-properties fo:font-size="10pt" style:font-size-asian="10pt" style:font-size-complex="10pt"/>
    </style:style>
    <style:style style:name="T59_68" style:family="text">
      <style:text-properties fo:font-size="10pt" style:font-size-asian="10pt" style:font-size-complex="10pt"/>
    </style:style>
    <style:style style:name="T59_69" style:family="text">
      <style:text-properties fo:font-size="10pt" style:font-size-asian="10pt" style:font-size-complex="10pt"/>
    </style:style>
    <style:style style:name="T59_70" style:family="text">
      <style:text-properties fo:font-size="10pt" style:font-size-asian="10pt" style:font-size-complex="10pt"/>
    </style:style>
    <style:style style:name="T59_71" style:family="text">
      <style:text-properties fo:font-size="10pt" style:font-size-asian="10pt" style:font-size-complex="10pt"/>
    </style:style>
    <style:style style:name="T59_72" style:family="text">
      <style:text-properties fo:font-size="10pt" style:font-size-asian="10pt" style:font-size-complex="10pt"/>
    </style:style>
    <style:style style:name="T59_73" style:family="text">
      <style:text-properties fo:font-size="10pt" style:font-size-asian="10pt" style:font-size-complex="10pt"/>
    </style:style>
    <style:style style:name="T59_74" style:family="text">
      <style:text-properties fo:font-size="10pt" style:font-size-asian="10pt" style:font-size-complex="10pt"/>
    </style:style>
    <style:style style:name="T59_75" style:family="text">
      <style:text-properties fo:font-size="10pt" style:font-size-asian="10pt" style:font-size-complex="10pt"/>
    </style:style>
    <style:style style:name="T59_76" style:family="text">
      <style:text-properties fo:font-size="10pt" style:font-size-asian="10pt" style:font-size-complex="10pt"/>
    </style:style>
    <style:style style:name="T59_77" style:family="text">
      <style:text-properties fo:font-size="10pt" style:font-size-asian="10pt" style:font-size-complex="10pt"/>
    </style:style>
    <style:style style:name="T59_78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>
      <style:text-properties fo:font-style="italic" style:font-style-asian="italic" style:font-style-complex="italic"/>
    </style:style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text-indent="0cm" fo:line-height="115%" fo:margin-left="1.27cm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P8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yr4768enym3b"/><text:bookmark-end text:name="h.yr4768enym3b"/><text:span text:style-name="T1_1">asm</text:span><text:span text:style-name="T1_2">.</text:span><text:span text:style-name="T1_3">js</text:span><text:span text:style-name="T1_4">:<text:s/></text:span><text:span text:style-name="T1_5">Semantic</text:span><text:span text:style-name="T1_6"><text:s/></text:span><text:span text:style-name="T1_7">additions</text:span><text:span text:style-name="T1_8"><text:s/></text:span><text:span text:style-name="T1_9">for</text:span><text:span text:style-name="T1_10"><text:s/></text:span><text:span text:style-name="T1_11">shared</text:span><text:span text:style-name="T1_12"><text:s/></text:span><text:span text:style-name="T1_13">memory</text:span><text:span text:style-name="T1_14"><text:s/></text:span><text:span text:style-name="T1_15">and</text:span><text:span text:style-name="T1_16"><text:s/></text:span><text:span text:style-name="T1_17">atomics</text:span></text:p>
      <text:p text:style-name="P2"><text:span text:style-name="T2_1">Stable</text:span><text:span text:style-name="T2_2"><text:s/></text:span><text:span text:style-name="T2_3">draft</text:span><text:span text:style-name="T2_4">,<text:s/>21<text:s/></text:span><text:span text:style-name="T2_5">November</text:span><text:span text:style-name="T2_6"><text:s/>2014</text:span></text:p>
      <text:p text:style-name="P3"><text:span text:style-name="T3_1">Updated</text:span><text:span text:style-name="T3_2">,<text:s/>19<text:s/></text:span><text:span text:style-name="T3_3">January</text:span><text:span text:style-name="T3_4"><text:s/>2015</text:span></text:p>
      <text:p text:style-name="P4"/>
      <text:p text:style-name="P5"><text:span text:style-name="T5_1">Note</text:span><text:span text:style-name="T5_2"><text:s/>2015-08-28:</text:span><text:span text:style-name="T5_3"><text:s/></text:span><text:span text:style-name="T5_4">This</text:span><text:span text:style-name="T5_5"><text:s/></text:span><text:span text:style-name="T5_6">specification</text:span><text:span text:style-name="T5_7"><text:s/></text:span><text:span text:style-name="T5_8">is</text:span><text:span text:style-name="T5_9"><text:s/></text:span><text:span text:style-name="T5_10">OBSOLETE</text:span><text:span text:style-name="T5_11">.<text:s text:c="2"/></text:span><text:span text:style-name="T5_12">It</text:span><text:span text:style-name="T5_13"><text:s/></text:span><text:span text:style-name="T5_14">has</text:span><text:span text:style-name="T5_15"><text:s/></text:span><text:span text:style-name="T5_16">MOVED</text:span><text:span text:style-name="T5_17"><text:s/></text:span><text:span text:style-name="T5_18">TO</text:span><text:span text:style-name="T5_19"><text:s/></text:span><text:span text:style-name="T5_20">GITHUB</text:span><text:span text:style-name="T5_21">.<text:s text:c="2"/></text:span><text:span text:style-name="T5_22">All</text:span><text:span text:style-name="T5_23"><text:s/></text:span><text:span text:style-name="T5_24">open</text:span><text:span text:style-name="T5_25"><text:s/></text:span><text:span text:style-name="T5_26">comment</text:span><text:span text:style-name="T5_27"><text:s/></text:span><text:span text:style-name="T5_28">threads</text:span><text:span text:style-name="T5_29"><text:s/></text:span><text:span text:style-name="T5_30">have</text:span><text:span text:style-name="T5_31"><text:s/></text:span><text:span text:style-name="T5_32">been</text:span><text:span text:style-name="T5_33"><text:s/></text:span><text:span text:style-name="T5_34">replicated</text:span><text:span text:style-name="T5_35"><text:s/></text:span><text:span text:style-name="T5_36">as</text:span><text:span text:style-name="T5_37"><text:s/></text:span><text:span text:style-name="T5_38">individual</text:span><text:span text:style-name="T5_39"><text:s/></text:span><text:span text:style-name="T5_40">Issues</text:span><text:span text:style-name="T5_41"><text:s/></text:span><text:span text:style-name="T5_42">on</text:span><text:span text:style-name="T5_43"><text:s/></text:span><text:span text:style-name="T5_44">the</text:span><text:span text:style-name="T5_45"><text:s/></text:span><text:span text:style-name="T5_46">moved</text:span><text:span text:style-name="T5_47"><text:s/></text:span><text:span text:style-name="T5_48">spec</text:span><text:span text:style-name="T5_49">.</text:span></text:p>
      <text:p text:style-name="P6"/>
      <text:p text:style-name="P7"><text:span text:style-name="T7_1">At</text:span><text:span text:style-name="T7_2"><text:s/></text:span><text:span text:style-name="T7_3">a</text:span><text:span text:style-name="T7_4"><text:s/></text:span><text:span text:style-name="T7_5">glance</text:span><text:span text:style-name="T7_6">:</text:span></text:p>
      <text:p text:style-name="P8"/>
      <text:list text:style-name="LS1" xml:id="list0">
        <text:list-item>
          <text:p text:style-name="P9"><text:span text:style-name="T9_1">New</text:span><text:span text:style-name="T9_2"><text:s/></text:span><text:span text:style-name="T9_3">constructors</text:span><text:span text:style-name="T9_4"><text:s/>"</text:span><text:span text:style-name="T9_5">Shared</text:span><text:span text:style-name="T9_6">{</text:span><text:span text:style-name="T9_7">Int</text:span><text:span text:style-name="T9_8">,</text:span><text:span text:style-name="T9_9">Uint</text:span><text:span text:style-name="T9_10">}{8,16,32}</text:span><text:span text:style-name="T9_11">Array</text:span><text:span text:style-name="T9_12">"<text:s/></text:span><text:span text:style-name="T9_13">can</text:span><text:span text:style-name="T9_14"><text:s/></text:span><text:span text:style-name="T9_15">be</text:span><text:span text:style-name="T9_16"><text:s/></text:span><text:span text:style-name="T9_17">mapped</text:span><text:span text:style-name="T9_18"><text:s/></text:span><text:span text:style-name="T9_19">onto</text:span><text:span text:style-name="T9_20"><text:s/></text:span><text:span text:style-name="T9_21">the</text:span><text:span text:style-name="T9_22"><text:s/></text:span><text:span text:style-name="T9_23">heap</text:span><text:span text:style-name="T9_24"><text:s/></text:span><text:span text:style-name="T9_25">if</text:span><text:span text:style-name="T9_26"><text:s/></text:span><text:span text:style-name="T9_27">the</text:span><text:span text:style-name="T9_28"><text:s/></text:span><text:span text:style-name="T9_29">heap</text:span><text:span text:style-name="T9_30"><text:s/></text:span><text:span text:style-name="T9_31">is</text:span><text:span text:style-name="T9_32"><text:s/></text:span><text:span text:style-name="T9_33">a</text:span><text:span text:style-name="T9_34"><text:s/></text:span><text:span text:style-name="T9_35">SharedArrayBuffer</text:span><text:span text:style-name="T9_36">.</text:span></text:p>
        </text:list-item>
        <text:list-item>
          <text:p text:style-name="P10"><text:span text:style-name="T10_1">It</text:span><text:span text:style-name="T10_2"><text:s/></text:span><text:span text:style-name="T10_3">is</text:span><text:span text:style-name="T10_4"><text:s/></text:span><text:span text:style-name="T10_5">a</text:span><text:span text:style-name="T10_6"><text:s/></text:span><text:span text:style-name="T10_7">static</text:span><text:span text:style-name="T10_8"><text:s/></text:span><text:span text:style-name="T10_9">error</text:span><text:span text:style-name="T10_10"><text:s/></text:span><text:span text:style-name="T10_11">to</text:span><text:span text:style-name="T10_12"><text:s/></text:span><text:span text:style-name="T10_13">reference</text:span><text:span text:style-name="T10_14">,<text:s/></text:span><text:span text:style-name="T10_15">even</text:span><text:span text:style-name="T10_16"><text:s/></text:span><text:span text:style-name="T10_17">for</text:span><text:span text:style-name="T10_18"><text:s/></text:span><text:span text:style-name="T10_19">the</text:span><text:span text:style-name="T10_20"><text:s/></text:span><text:span text:style-name="T10_21">purposes</text:span><text:span text:style-name="T10_22"><text:s/></text:span><text:span text:style-name="T10_23">of</text:span><text:span text:style-name="T10_24"><text:s/></text:span><text:span text:style-name="T10_25">storing</text:span><text:span text:style-name="T10_26"><text:s/></text:span><text:span text:style-name="T10_27">it</text:span><text:span text:style-name="T10_28"><text:s/></text:span><text:span text:style-name="T10_29">in</text:span><text:span text:style-name="T10_30"><text:s/></text:span><text:span text:style-name="T10_31">a</text:span><text:span text:style-name="T10_32"><text:s/></text:span><text:span text:style-name="T10_33">local</text:span><text:span text:style-name="T10_34"><text:s/></text:span><text:span text:style-name="T10_35">binding</text:span><text:span text:style-name="T10_36">,<text:s/></text:span><text:span text:style-name="T10_37">a</text:span><text:span text:style-name="T10_38"><text:s/></text:span><text:span text:style-name="T10_39">shared</text:span><text:span text:style-name="T10_40">-</text:span><text:span text:style-name="T10_41">view</text:span><text:span text:style-name="T10_42"><text:s/></text:span><text:span text:style-name="T10_43">constructor</text:span><text:span text:style-name="T10_44"><text:s/>(</text:span><text:span text:style-name="T10_45">eg</text:span><text:span text:style-name="T10_46">,<text:s/></text:span><text:span text:style-name="T10_47">SharedInt</text:span><text:span text:style-name="T10_48">32</text:span><text:span text:style-name="T10_49">Array</text:span><text:span text:style-name="T10_50">)<text:s/></text:span><text:span text:style-name="T10_51">and</text:span><text:span text:style-name="T10_52"><text:s/></text:span><text:span text:style-name="T10_53">an</text:span><text:span text:style-name="T10_54"><text:s/></text:span><text:span text:style-name="T10_55">unshared</text:span><text:span text:style-name="T10_56">-</text:span><text:span text:style-name="T10_57">view</text:span><text:span text:style-name="T10_58"><text:s/></text:span><text:span text:style-name="T10_59">constructor</text:span><text:span text:style-name="T10_60"><text:s/>(</text:span><text:span text:style-name="T10_61">eg</text:span><text:span text:style-name="T10_62">,<text:s/></text:span><text:span text:style-name="T10_63">Float</text:span><text:span text:style-name="T10_64">64</text:span><text:span text:style-name="T10_65">Array</text:span><text:span text:style-name="T10_66">)<text:s/></text:span><text:span text:style-name="T10_67">in</text:span><text:span text:style-name="T10_68"><text:s/></text:span><text:span text:style-name="T10_69">the</text:span><text:span text:style-name="T10_70"><text:s/></text:span><text:span text:style-name="T10_71">same</text:span><text:span text:style-name="T10_72"><text:s/></text:span><text:span text:style-name="T10_73">compilation</text:span><text:span text:style-name="T10_74"><text:s/></text:span><text:span text:style-name="T10_75">unit</text:span><text:span text:style-name="T10_76">.</text:span></text:p>
        </text:list-item>
        <text:list-item>
          <text:p text:style-name="P11"><text:span text:style-name="T11_1">It</text:span><text:span text:style-name="T11_2"><text:s/></text:span><text:span text:style-name="T11_3">is</text:span><text:span text:style-name="T11_4"><text:s/></text:span><text:span text:style-name="T11_5">a</text:span><text:span text:style-name="T11_6"><text:s/></text:span><text:span text:style-name="T11_7">link</text:span><text:span text:style-name="T11_8"><text:s/></text:span><text:span text:style-name="T11_9">error</text:span><text:span text:style-name="T11_10"><text:s/></text:span><text:span text:style-name="T11_11">to</text:span><text:span text:style-name="T11_12"><text:s/></text:span><text:span text:style-name="T11_13">map</text:span><text:span text:style-name="T11_14"><text:s/></text:span><text:span text:style-name="T11_15">a</text:span><text:span text:style-name="T11_16"><text:s/></text:span><text:span text:style-name="T11_17">shared</text:span><text:span text:style-name="T11_18"><text:s/></text:span><text:span text:style-name="T11_19">view</text:span><text:span text:style-name="T11_20"><text:s/></text:span><text:span text:style-name="T11_21">onto</text:span><text:span text:style-name="T11_22"><text:s/></text:span><text:span text:style-name="T11_23">an</text:span><text:span text:style-name="T11_24"><text:s/></text:span><text:span text:style-name="T11_25">unshared</text:span><text:span text:style-name="T11_26"><text:s/></text:span><text:span text:style-name="T11_27">buffer</text:span><text:span text:style-name="T11_28">,<text:s/></text:span><text:span text:style-name="T11_29">or</text:span><text:span text:style-name="T11_30"><text:s/></text:span><text:span text:style-name="T11_31">an</text:span><text:span text:style-name="T11_32"><text:s/></text:span><text:span text:style-name="T11_33">unshared</text:span><text:span text:style-name="T11_34"><text:s/></text:span><text:span text:style-name="T11_35">view</text:span><text:span text:style-name="T11_36"><text:s/></text:span><text:span text:style-name="T11_37">onto</text:span><text:span text:style-name="T11_38"><text:s/></text:span><text:span text:style-name="T11_39">a</text:span><text:span text:style-name="T11_40"><text:s/></text:span><text:span text:style-name="T11_41">shared</text:span><text:span text:style-name="T11_42"><text:s/></text:span><text:span text:style-name="T11_43">buffer</text:span><text:span text:style-name="T11_44">.<text:s/>[2015/01/19]</text:span></text:p>
        </text:list-item>
        <text:list-item>
          <text:p text:style-name="P12"><text:span text:style-name="T12_1">Loading</text:span><text:span text:style-name="T12_2"><text:s/></text:span><text:span text:style-name="T12_3">from</text:span><text:span text:style-name="T12_4"><text:s/></text:span><text:span text:style-name="T12_5">and</text:span><text:span text:style-name="T12_6"><text:s/></text:span><text:span text:style-name="T12_7">storing</text:span><text:span text:style-name="T12_8"><text:s/></text:span><text:span text:style-name="T12_9">to</text:span><text:span text:style-name="T12_10"><text:s/></text:span><text:span text:style-name="T12_11">the</text:span><text:span text:style-name="T12_12"><text:s/></text:span><text:span text:style-name="T12_13">heap</text:span><text:span text:style-name="T12_14"><text:s/></text:span><text:span text:style-name="T12_15">have</text:span><text:span text:style-name="T12_16"><text:s/></text:span><text:span text:style-name="T12_17">unchanged</text:span><text:span text:style-name="T12_18"><text:s/></text:span><text:span text:style-name="T12_19">semantics</text:span><text:span text:style-name="T12_20"><text:s/></text:span><text:span text:style-name="T12_21">if</text:span><text:span text:style-name="T12_22"><text:s/></text:span><text:span text:style-name="T12_23">the</text:span><text:span text:style-name="T12_24"><text:s/></text:span><text:span text:style-name="T12_25">heap</text:span><text:span text:style-name="T12_26"><text:s/></text:span><text:span text:style-name="T12_27">is</text:span><text:span text:style-name="T12_28"><text:s/></text:span><text:span text:style-name="T12_29">shared</text:span><text:span text:style-name="T12_30"><text:s/></text:span><text:span text:style-name="T12_31">memory</text:span><text:span text:style-name="T12_32">.</text:span></text:p>
        </text:list-item>
        <text:list-item>
          <text:p text:style-name="P13"><text:span text:style-name="T13_1">There</text:span><text:span text:style-name="T13_2"><text:s/></text:span><text:span text:style-name="T13_3">is</text:span><text:span text:style-name="T13_4"><text:s/></text:span><text:span text:style-name="T13_5">a</text:span><text:span text:style-name="T13_6"><text:s/></text:span><text:span text:style-name="T13_7">new</text:span><text:span text:style-name="T13_8"><text:s/></text:span><text:span text:style-name="T13_9">known</text:span><text:span text:style-name="T13_10"><text:s/></text:span><text:span text:style-name="T13_11">stdlib</text:span><text:span text:style-name="T13_12"><text:s/></text:span><text:span text:style-name="T13_13">object</text:span><text:span text:style-name="T13_14"><text:s/>"</text:span><text:span text:style-name="T13_15">Atomics</text:span><text:span text:style-name="T13_16">"</text:span></text:p>
        </text:list-item>
        <text:list-item>
          <text:p text:style-name="P14"><text:span text:style-name="T14_1">There</text:span><text:span text:style-name="T14_2"><text:s/></text:span><text:span text:style-name="T14_3">are</text:span><text:span text:style-name="T14_4"><text:s/></text:span><text:span text:style-name="T14_5">new</text:span><text:span text:style-name="T14_6"><text:s/></text:span><text:span text:style-name="T14_7">known</text:span><text:span text:style-name="T14_8"><text:s/></text:span><text:span text:style-name="T14_9">methods</text:span><text:span text:style-name="T14_10"><text:s/>"</text:span><text:span text:style-name="T14_11">load</text:span><text:span text:style-name="T14_12">",<text:s/>"</text:span><text:span text:style-name="T14_13">store</text:span><text:span text:style-name="T14_14">",<text:s/>"</text:span><text:span text:style-name="T14_15">fence</text:span><text:span text:style-name="T14_16">",<text:s/>"</text:span><text:span text:style-name="T14_17">compareExchange</text:span><text:span text:style-name="T14_18">",<text:s/>"</text:span><text:span text:style-name="T14_19">add</text:span><text:span text:style-name="T14_20">",<text:s/>"</text:span><text:span text:style-name="T14_21">sub</text:span><text:span text:style-name="T14_22">",<text:s/>"</text:span><text:span text:style-name="T14_23">and</text:span><text:span text:style-name="T14_24">",<text:s/>"</text:span><text:span text:style-name="T14_25">or</text:span><text:span text:style-name="T14_26">",<text:s/></text:span><text:span text:style-name="T14_27">and</text:span><text:span text:style-name="T14_28"><text:s/>"</text:span><text:span text:style-name="T14_29">xor</text:span><text:span text:style-name="T14_30">"<text:s/></text:span><text:span text:style-name="T14_31">on</text:span><text:span text:style-name="T14_32"><text:s/></text:span><text:span text:style-name="T14_33">the</text:span><text:span text:style-name="T14_34"><text:s/></text:span><text:span text:style-name="T14_35">Atomics</text:span><text:span text:style-name="T14_36"><text:s/></text:span><text:span text:style-name="T14_37">object</text:span><text:span text:style-name="T14_38">.</text:span></text:p>
        </text:list-item>
        <text:list-item>
          <text:p text:style-name="P15"><text:span text:style-name="T15_1">For</text:span><text:span text:style-name="T15_2"><text:s/></text:span><text:span text:style-name="T15_3">all</text:span><text:span text:style-name="T15_4"><text:s/></text:span><text:span text:style-name="T15_5">those</text:span><text:span text:style-name="T15_6"><text:s/></text:span><text:span text:style-name="T15_7">operations</text:span><text:span text:style-name="T15_8"><text:s/></text:span><text:span text:style-name="T15_9">except</text:span><text:span text:style-name="T15_10"><text:s/>"</text:span><text:span text:style-name="T15_11">fence</text:span><text:span text:style-name="T15_12">":</text:span></text:p>
          <text:list>
            <text:list-item>
              <text:p text:style-name="P16"><text:span text:style-name="T16_1">The</text:span><text:span text:style-name="T16_2"><text:s/></text:span><text:span text:style-name="T16_3">first</text:span><text:span text:style-name="T16_4"><text:s/></text:span><text:span text:style-name="T16_5">argument</text:span><text:span text:style-name="T16_6"><text:s/></text:span><text:span text:style-name="T16_7">must</text:span><text:span text:style-name="T16_8"><text:s/></text:span><text:span text:style-name="T16_9">name</text:span><text:span text:style-name="T16_10"><text:s/></text:span><text:span text:style-name="T16_11">a</text:span><text:span text:style-name="T16_12"><text:s/></text:span><text:span text:style-name="T16_13">shared</text:span><text:span text:style-name="T16_14"><text:s/></text:span><text:span text:style-name="T16_15">integer</text:span><text:span text:style-name="T16_16">-</text:span><text:span text:style-name="T16_17">typed</text:span><text:span text:style-name="T16_18"><text:s/></text:span><text:span text:style-name="T16_19">array</text:span></text:p>
            </text:list-item>
            <text:list-item>
              <text:p text:style-name="P17"><text:span text:style-name="T17_1">The</text:span><text:span text:style-name="T17_2"><text:s/></text:span><text:span text:style-name="T17_3">second</text:span><text:span text:style-name="T17_4"><text:s/></text:span><text:span text:style-name="T17_5">argument</text:span><text:span text:style-name="T17_6"><text:s/></text:span><text:span text:style-name="T17_7">must</text:span><text:span text:style-name="T17_8"><text:s/></text:span><text:span text:style-name="T17_9">be</text:span><text:span text:style-name="T17_10"><text:s/></text:span><text:span text:style-name="T17_11">an</text:span><text:span text:style-name="T17_12"><text:s/></text:span><text:span text:style-name="T17_13">intish</text:span><text:span text:style-name="T17_14"><text:s/></text:span><text:span text:style-name="T17_15">expression</text:span><text:span text:style-name="T17_16">:</text:span></text:p>
              <text:list>
                <text:list-item>
                  <text:p text:style-name="P18"><text:span text:style-name="T18_1">It</text:span><text:span text:style-name="T18_2"><text:s/></text:span><text:span text:style-name="T18_3">signifies</text:span><text:span text:style-name="T18_4"><text:s/></text:span><text:span text:style-name="T18_5">the</text:span><text:span text:style-name="T18_6"><text:s/></text:span><text:span text:style-name="T18_7">element</text:span><text:span text:style-name="T18_8"><text:s/></text:span><text:span text:style-name="T18_9">index</text:span><text:span text:style-name="T18_10"><text:s/></text:span><text:span text:style-name="T18_11">within</text:span><text:span text:style-name="T18_12"><text:s/></text:span><text:span text:style-name="T18_13">the</text:span><text:span text:style-name="T18_14"><text:s/></text:span><text:span text:style-name="T18_15">array</text:span></text:p>
                </text:list-item>
                <text:list-item>
                  <text:p text:style-name="P19"><text:span text:style-name="T19_1">It</text:span><text:span text:style-name="T19_2"><text:s/></text:span><text:span text:style-name="T19_3">must</text:span><text:span text:style-name="T19_4"><text:s/></text:span><text:span text:style-name="T19_5">satisfy</text:span><text:span text:style-name="T19_6"><text:s/></text:span><text:span text:style-name="T19_7">the</text:span><text:span text:style-name="T19_8"><text:s/></text:span><text:span text:style-name="T19_9">same</text:span><text:span text:style-name="T19_10"><text:s/></text:span><text:span text:style-name="T19_11">constraints</text:span><text:span text:style-name="T19_12"><text:s/></text:span><text:span text:style-name="T19_13">as</text:span><text:span text:style-name="T19_14"><text:s/></text:span><text:span text:style-name="T19_15">a</text:span><text:span text:style-name="T19_16"><text:s/></text:span><text:span text:style-name="T19_17">heap</text:span><text:span text:style-name="T19_18"><text:s/></text:span><text:span text:style-name="T19_19">access</text:span><text:span text:style-name="T19_20"><text:s/></text:span><text:span text:style-name="T19_21">expression</text:span><text:span text:style-name="T19_22">:<text:s/></text:span><text:span text:style-name="T19_23">if</text:span><text:span text:style-name="T19_24"><text:s/></text:span><text:span text:style-name="T19_25">the</text:span><text:span text:style-name="T19_26"><text:s/></text:span><text:span text:style-name="T19_27">array</text:span><text:span text:style-name="T19_28"><text:s/></text:span><text:span text:style-name="T19_29">is</text:span><text:span text:style-name="T19_30"><text:s/></text:span><text:span text:style-name="T19_31">not</text:span><text:span text:style-name="T19_32"><text:s/></text:span><text:span text:style-name="T19_33">a</text:span><text:span text:style-name="T19_34"><text:s/></text:span><text:span text:style-name="T19_35">byte</text:span><text:span text:style-name="T19_36"><text:s/></text:span><text:span text:style-name="T19_37">array</text:span><text:span text:style-name="T19_38"><text:s/></text:span><text:span text:style-name="T19_39">then</text:span><text:span text:style-name="T19_40"><text:s/></text:span><text:span text:style-name="T19_41">the</text:span><text:span text:style-name="T19_42"><text:s/></text:span><text:span text:style-name="T19_43">expression</text:span><text:span text:style-name="T19_44"><text:s/></text:span><text:span text:style-name="T19_45">must</text:span><text:span text:style-name="T19_46"><text:s/></text:span><text:span text:style-name="T19_47">have</text:span><text:span text:style-name="T19_48"><text:s/></text:span><text:span text:style-name="T19_49">the</text:span><text:span text:style-name="T19_50"><text:s/></text:span><text:span text:style-name="T19_51">form</text:span><text:span text:style-name="T19_52"><text:s/></text:span><text:span text:style-name="T19_53">c</text:span><text:span text:style-name="T19_54">,<text:s/></text:span><text:span text:style-name="T19_55">where</text:span><text:span text:style-name="T19_56"><text:s/></text:span><text:span text:style-name="T19_57">c</text:span><text:span text:style-name="T19_58"><text:s/></text:span><text:span text:style-name="T19_59">is</text:span><text:span text:style-name="T19_60"><text:s/></text:span><text:span text:style-name="T19_61">a</text:span><text:span text:style-name="T19_62"><text:s/></text:span><text:span text:style-name="T19_63">constant</text:span><text:span text:style-name="T19_64">,<text:s/></text:span><text:span text:style-name="T19_65">or</text:span><text:span text:style-name="T19_66"><text:s/></text:span><text:span text:style-name="T19_67">the</text:span><text:span text:style-name="T19_68"><text:s/></text:span><text:span text:style-name="T19_69">form</text:span><text:span text:style-name="T19_70"><office:annotation><dc:creator/><text:p text:style-name="P20"><text:span text:style-name="T20_1">This</text:span><text:span text:style-name="T20_2"><text:s/></text:span><text:span text:style-name="T20_3">is</text:span><text:span text:style-name="T20_4"><text:s/></text:span><text:span text:style-name="T20_5">the</text:span><text:span text:style-name="T20_6"><text:s/></text:span><text:span text:style-name="T20_7">form</text:span><text:span text:style-name="T20_8"><text:s/></text:span><text:span text:style-name="T20_9">from</text:span><text:span text:style-name="T20_10"><text:s/></text:span><text:span text:style-name="T20_11">which</text:span><text:span text:style-name="T20_12"><text:s/></text:span><text:span text:style-name="T20_13">the</text:span><text:span text:style-name="T20_14"><text:s/></text:span><text:span text:style-name="T20_15">need</text:span><text:span text:style-name="T20_16"><text:s/></text:span><text:span text:style-name="T20_17">for</text:span><text:span text:style-name="T20_18"><text:s/></text:span><text:span text:style-name="T20_19">alignment</text:span><text:span text:style-name="T20_20"><text:s/></text:span><text:span text:style-name="T20_21">masks</text:span><text:span text:style-name="T20_22"><text:s/></text:span><text:span text:style-name="T20_23">arises</text:span><text:span text:style-name="T20_24">.<text:s/></text:span><text:span text:style-name="T20_25">The</text:span><text:span text:style-name="T20_26"><text:s/></text:span><text:span text:style-name="T20_27">explicit</text:span><text:span text:style-name="T20_28"><text:s/></text:span><text:span text:style-name="T20_29">shift</text:span><text:span text:style-name="T20_30"><text:s/></text:span><text:span text:style-name="T20_31">is</text:span><text:span text:style-name="T20_32"><text:s/></text:span><text:span text:style-name="T20_33">combined</text:span><text:span text:style-name="T20_34"><text:s/></text:span><text:span text:style-name="T20_35">with</text:span><text:span text:style-name="T20_36"><text:s/></text:span><text:span text:style-name="T20_37">the</text:span><text:span text:style-name="T20_38"><text:s/></text:span><text:span text:style-name="T20_39">implicit</text:span><text:span text:style-name="T20_40"><text:s/></text:span><text:span text:style-name="T20_41">shift</text:span><text:span text:style-name="T20_42"><text:s/></text:span><text:span text:style-name="T20_43">of</text:span><text:span text:style-name="T20_44"><text:s/></text:span><text:span text:style-name="T20_45">the</text:span><text:span text:style-name="T20_46"><text:s/></text:span><text:span text:style-name="T20_47">array</text:span><text:span text:style-name="T20_48"><text:s/></text:span><text:span text:style-name="T20_49">index</text:span><text:span text:style-name="T20_50"><text:s/></text:span><text:span text:style-name="T20_51">to</text:span><text:span text:style-name="T20_52"><text:s/></text:span><text:span text:style-name="T20_53">form</text:span><text:span text:style-name="T20_54"><text:s/></text:span><text:span text:style-name="T20_55">the</text:span><text:span text:style-name="T20_56"><text:s/></text:span><text:span text:style-name="T20_57">final</text:span><text:span text:style-name="T20_58"><text:s/></text:span><text:span text:style-name="T20_59">address</text:span><text:span text:style-name="T20_60"><text:s/></text:span><text:span text:style-name="T20_61">and</text:span><text:span text:style-name="T20_62"><text:s/></text:span><text:span text:style-name="T20_63">the</text:span><text:span text:style-name="T20_64"><text:s/></text:span><text:span text:style-name="T20_65">result</text:span><text:span text:style-name="T20_66"><text:s/></text:span><text:span text:style-name="T20_67">is</text:span><text:span text:style-name="T20_68"><text:s/></text:span><text:span text:style-name="T20_69">a</text:span><text:span text:style-name="T20_70"><text:s/></text:span><text:span text:style-name="T20_71">bitand</text:span><text:span text:style-name="T20_72"><text:s/></text:span><text:span text:style-name="T20_73">to</text:span><text:span text:style-name="T20_74"><text:s/></text:span><text:span text:style-name="T20_75">mask</text:span><text:span text:style-name="T20_76"><text:s/></text:span><text:span text:style-name="T20_77">off</text:span><text:span text:style-name="T20_78"><text:s/></text:span><text:span text:style-name="T20_79">the</text:span><text:span text:style-name="T20_80"><text:s/></text:span><text:span text:style-name="T20_81">low</text:span><text:span text:style-name="T20_82"><text:s/></text:span><text:span text:style-name="T20_83">bits</text:span><text:span text:style-name="T20_84">.</text:span></text:p><text:p text:style-name="P21"/><text:p text:style-name="P22"><text:span text:style-name="T22_1">I</text:span><text:span text:style-name="T22_2"><text:s/></text:span><text:span text:style-name="T22_3">understand</text:span><text:span text:style-name="T22_4"><text:s/></text:span><text:span text:style-name="T22_5">the</text:span><text:span text:style-name="T22_6"><text:s/></text:span><text:span text:style-name="T22_7">concern</text:span><text:span text:style-name="T22_8"><text:s/></text:span><text:span text:style-name="T22_9">of</text:span><text:span text:style-name="T22_10"><text:s/></text:span><text:span text:style-name="T22_11">keeping</text:span><text:span text:style-name="T22_12"><text:s/></text:span><text:span text:style-name="T22_13">the</text:span><text:span text:style-name="T22_14"><text:s/></text:span><text:span text:style-name="T22_15">API</text:span><text:span text:style-name="T22_16"><text:s/></text:span><text:span text:style-name="T22_17">concise</text:span><text:span text:style-name="T22_18">,<text:s/></text:span><text:span text:style-name="T22_19">and</text:span><text:span text:style-name="T22_20"><text:s/></text:span><text:span text:style-name="T22_21">am</text:span><text:span text:style-name="T22_22"><text:s/></text:span><text:span text:style-name="T22_23">fine</text:span><text:span text:style-name="T22_24"><text:s/></text:span><text:span text:style-name="T22_25">if</text:span><text:span text:style-name="T22_26"><text:s/></text:span><text:span text:style-name="T22_27">it</text:span><text:span text:style-name="T22_28">'</text:span><text:span text:style-name="T22_29">s</text:span><text:span text:style-name="T22_30"><text:s/></text:span><text:span text:style-name="T22_31">decided</text:span><text:span text:style-name="T22_32"><text:s/></text:span><text:span text:style-name="T22_33">that</text:span><text:span text:style-name="T22_34"><text:s/></text:span><text:span text:style-name="T22_35">the</text:span><text:span text:style-name="T22_36"><text:s/></text:span><text:span text:style-name="T22_37">cost</text:span><text:span text:style-name="T22_38"><text:s/></text:span><text:span text:style-name="T22_39">of</text:span><text:span text:style-name="T22_40"><text:s/></text:span><text:span text:style-name="T22_41">alignment</text:span><text:span text:style-name="T22_42"><text:s/></text:span><text:span text:style-name="T22_43">masks</text:span><text:span text:style-name="T22_44"><text:s/></text:span><text:span text:style-name="T22_45">is</text:span><text:span text:style-name="T22_46"><text:s/></text:span><text:span text:style-name="T22_47">worth</text:span><text:span text:style-name="T22_48"><text:s/></text:span><text:span text:style-name="T22_49">not</text:span><text:span text:style-name="T22_50"><text:s/></text:span><text:span text:style-name="T22_51">having</text:span><text:span text:style-name="T22_52"><text:s/></text:span><text:span text:style-name="T22_53">to</text:span><text:span text:style-name="T22_54"><text:s/></text:span><text:span text:style-name="T22_55">make</text:span><text:span text:style-name="T22_56"><text:s/></text:span><text:span text:style-name="T22_57">all</text:span><text:span text:style-name="T22_58"><text:s/></text:span><text:span text:style-name="T22_59">the</text:span><text:span text:style-name="T22_60"><text:s/></text:span><text:span text:style-name="T22_61">Atomics</text:span><text:span text:style-name="T22_62"><text:s/></text:span><text:span text:style-name="T22_63">operations</text:span><text:span text:style-name="T22_64"><text:s/></text:span><text:span text:style-name="T22_65">per</text:span><text:span text:style-name="T22_66">-</text:span><text:span text:style-name="T22_67">type</text:span><text:span text:style-name="T22_68">,<text:s/></text:span><text:span text:style-name="T22_69">but</text:span><text:span text:style-name="T22_70"><text:s/></text:span><text:span text:style-name="T22_71">it</text:span><text:span text:style-name="T22_72">'</text:span><text:span text:style-name="T22_73">d</text:span><text:span text:style-name="T22_74"><text:s/></text:span><text:span text:style-name="T22_75">be</text:span><text:span text:style-name="T22_76"><text:s/></text:span><text:span text:style-name="T22_77">useful</text:span><text:span text:style-name="T22_78"><text:s/></text:span><text:span text:style-name="T22_79">to</text:span><text:span text:style-name="T22_80"><text:s/></text:span><text:span text:style-name="T22_81">mention</text:span><text:span text:style-name="T22_82"><text:s/></text:span><text:span text:style-name="T22_83">this</text:span><text:span text:style-name="T22_84"><text:s/></text:span><text:span text:style-name="T22_85">in</text:span><text:span text:style-name="T22_86"><text:s/></text:span><text:span text:style-name="T22_87">the</text:span><text:span text:style-name="T22_88"><text:s/></text:span><text:span text:style-name="T22_89">rationale</text:span><text:span text:style-name="T22_90">.</text:span></text:p></office:annotation></text:span><text:span text:style-name="T22_91"><office:annotation><dc:creator/><text:p text:style-name="P23"><text:span text:style-name="T23_1">The</text:span><text:span text:style-name="T23_2"><text:s/></text:span><text:span text:style-name="T23_3">cost</text:span><text:span text:style-name="T23_4"><text:s/></text:span><text:span text:style-name="T23_5">should</text:span><text:span text:style-name="T23_6"><text:s/></text:span><text:span text:style-name="T23_7">be</text:span><text:span text:style-name="T23_8"><text:s/></text:span><text:span text:style-name="T23_9">the</text:span><text:span text:style-name="T23_10"><text:s/></text:span><text:span text:style-name="T23_11">same</text:span><text:span text:style-name="T23_12"><text:s/></text:span><text:span text:style-name="T23_13">as</text:span><text:span text:style-name="T23_14"><text:s/></text:span><text:span text:style-name="T23_15">for</text:span><text:span text:style-name="T23_16"><text:s/></text:span><text:span text:style-name="T23_17">aligned</text:span><text:span text:style-name="T23_18"><text:s/></text:span><text:span text:style-name="T23_19">heap</text:span><text:span text:style-name="T23_20"><text:s/></text:span><text:span text:style-name="T23_21">accesses</text:span><text:span text:style-name="T23_22">,<text:s/></text:span><text:span text:style-name="T23_23">which</text:span><text:span text:style-name="T23_24"><text:s/></text:span><text:span text:style-name="T23_25">will</text:span><text:span text:style-name="T23_26"><text:s/></text:span><text:span text:style-name="T23_27">also</text:span><text:span text:style-name="T23_28"><text:s/></text:span><text:span text:style-name="T23_29">go</text:span><text:span text:style-name="T23_30"><text:s/></text:span><text:span text:style-name="T23_31">via</text:span><text:span text:style-name="T23_32"><text:s/></text:span><text:span text:style-name="T23_33">the</text:span><text:span text:style-name="T23_34"><text:s/></text:span><text:span text:style-name="T23_35">int</text:span><text:span text:style-name="T23_36">32<text:s/></text:span><text:span text:style-name="T23_37">view</text:span><text:span text:style-name="T23_38">.<text:s text:c="2"/></text:span><text:span text:style-name="T23_39">I</text:span><text:span text:style-name="T23_40"><text:s/></text:span><text:span text:style-name="T23_41">understand</text:span><text:span text:style-name="T23_42"><text:s/></text:span><text:span text:style-name="T23_43">that</text:span><text:span text:style-name="T23_44"><text:s/></text:span><text:span text:style-name="T23_45">it</text:span><text:span text:style-name="T23_46"><text:s/></text:span><text:span text:style-name="T23_47">costs</text:span><text:span text:style-name="T23_48"><text:s/></text:span><text:span text:style-name="T23_49">an</text:span><text:span text:style-name="T23_50"><text:s/></text:span><text:span text:style-name="T23_51">instruction</text:span><text:span text:style-name="T23_52">,<text:s/></text:span><text:span text:style-name="T23_53">but</text:span><text:span text:style-name="T23_54"><text:s/></text:span><text:span text:style-name="T23_55">I</text:span><text:span text:style-name="T23_56"><text:s/></text:span><text:span text:style-name="T23_57">don</text:span><text:span text:style-name="T23_58">'</text:span><text:span text:style-name="T23_59">t</text:span><text:span text:style-name="T23_60"><text:s/></text:span><text:span text:style-name="T23_61">understand</text:span><text:span text:style-name="T23_62"><text:s/></text:span><text:span text:style-name="T23_63">why</text:span><text:span text:style-name="T23_64"><text:s/></text:span><text:span text:style-name="T23_65">it</text:span><text:span text:style-name="T23_66"><text:s/></text:span><text:span text:style-name="T23_67">is</text:span><text:span text:style-name="T23_68"><text:s/></text:span><text:span text:style-name="T23_69">any</text:span><text:span text:style-name="T23_70"><text:s/></text:span><text:span text:style-name="T23_71">harder</text:span><text:span text:style-name="T23_72"><text:s/></text:span><text:span text:style-name="T23_73">to</text:span><text:span text:style-name="T23_74"><text:s/></text:span><text:span text:style-name="T23_75">get</text:span><text:span text:style-name="T23_76"><text:s/></text:span><text:span text:style-name="T23_77">rid</text:span><text:span text:style-name="T23_78"><text:s/></text:span><text:span text:style-name="T23_79">of</text:span><text:span text:style-name="T23_80"><text:s/></text:span><text:span text:style-name="T23_81">that</text:span><text:span text:style-name="T23_82"><text:s/></text:span><text:span text:style-name="T23_83">instruction</text:span><text:span text:style-name="T23_84"><text:s/></text:span><text:span text:style-name="T23_85">here</text:span><text:span text:style-name="T23_86"><text:s/></text:span><text:span text:style-name="T23_87">than</text:span><text:span text:style-name="T23_88"><text:s/></text:span><text:span text:style-name="T23_89">in</text:span><text:span text:style-name="T23_90"><text:s/></text:span><text:span text:style-name="T23_91">heap</text:span><text:span text:style-name="T23_92"><text:s/></text:span><text:span text:style-name="T23_93">accesses</text:span><text:span text:style-name="T23_94">.</text:span></text:p></office:annotation></text:span><text:span text:style-name="T23_95"><office:annotation><dc:creator/><text:p text:style-name="P24"><text:span text:style-name="T24_1">Yes</text:span><text:span text:style-name="T24_2">,<text:s/></text:span><text:span text:style-name="T24_3">it</text:span><text:span text:style-name="T24_4">'</text:span><text:span text:style-name="T24_5">s</text:span><text:span text:style-name="T24_6"><text:s/></text:span><text:span text:style-name="T24_7">exactly</text:span><text:span text:style-name="T24_8"><text:s/></text:span><text:span text:style-name="T24_9">the</text:span><text:span text:style-name="T24_10"><text:s/></text:span><text:span text:style-name="T24_11">same</text:span><text:span text:style-name="T24_12"><text:s/></text:span><text:span text:style-name="T24_13">situation</text:span><text:span text:style-name="T24_14"><text:s/></text:span><text:span text:style-name="T24_15">as</text:span><text:span text:style-name="T24_16"><text:s/></text:span><text:span text:style-name="T24_17">we</text:span><text:span text:style-name="T24_18"><text:s/></text:span><text:span text:style-name="T24_19">have</text:span><text:span text:style-name="T24_20"><text:s/></text:span><text:span text:style-name="T24_21">today</text:span><text:span text:style-name="T24_22"><text:s/></text:span><text:span text:style-name="T24_23">with</text:span><text:span text:style-name="T24_24"><text:s/></text:span><text:span text:style-name="T24_25">normal</text:span><text:span text:style-name="T24_26"><text:s/></text:span><text:span text:style-name="T24_27">scalar</text:span><text:span text:style-name="T24_28"><text:s/></text:span><text:span text:style-name="T24_29">loads</text:span><text:span text:style-name="T24_30"><text:s/></text:span><text:span text:style-name="T24_31">and</text:span><text:span text:style-name="T24_32"><text:s/></text:span><text:span text:style-name="T24_33">stores</text:span><text:span text:style-name="T24_34">.<text:s/></text:span><text:span text:style-name="T24_35">The</text:span><text:span text:style-name="T24_36"><text:s/></text:span><text:span text:style-name="T24_37">only</text:span><text:span text:style-name="T24_38"><text:s/></text:span><text:span text:style-name="T24_39">thing</text:span><text:span text:style-name="T24_40"><text:s/></text:span><text:span text:style-name="T24_41">that</text:span><text:span text:style-name="T24_42">'</text:span><text:span text:style-name="T24_43">s</text:span><text:span text:style-name="T24_44"><text:s/></text:span><text:span text:style-name="T24_45">different</text:span><text:span text:style-name="T24_46"><text:s/></text:span><text:span text:style-name="T24_47">is</text:span><text:span text:style-name="T24_48"><text:s/></text:span><text:span text:style-name="T24_49">that</text:span><text:span text:style-name="T24_50"><text:s/></text:span><text:span text:style-name="T24_51">Atomics</text:span><text:span text:style-name="T24_52"><text:s/></text:span><text:span text:style-name="T24_53">have</text:span><text:span text:style-name="T24_54"><text:s/></text:span><text:span text:style-name="T24_55">an</text:span><text:span text:style-name="T24_56"><text:s/></text:span><text:span text:style-name="T24_57">API</text:span><text:span text:style-name="T24_58"><text:s/></text:span><text:span text:style-name="T24_59">which</text:span><text:span text:style-name="T24_60"><text:s/></text:span><text:span text:style-name="T24_61">is</text:span><text:span text:style-name="T24_62"><text:s/></text:span><text:span text:style-name="T24_63">not</text:span><text:span text:style-name="T24_64"><text:s/></text:span><text:span text:style-name="T24_65">yet</text:span><text:span text:style-name="T24_66"><text:s/></text:span><text:span text:style-name="T24_67">standardized</text:span><text:span text:style-name="T24_68">,<text:s/></text:span><text:span text:style-name="T24_69">giving</text:span><text:span text:style-name="T24_70"><text:s/></text:span><text:span text:style-name="T24_71">them</text:span><text:span text:style-name="T24_72"><text:s/></text:span><text:span text:style-name="T24_73">an</text:span><text:span text:style-name="T24_74"><text:s/></text:span><text:span text:style-name="T24_75">opportunity</text:span><text:span text:style-name="T24_76"><text:s/></text:span><text:span text:style-name="T24_77">for</text:span><text:span text:style-name="T24_78"><text:s/></text:span><text:span text:style-name="T24_79">them</text:span><text:span text:style-name="T24_80"><text:s/></text:span><text:span text:style-name="T24_81">to</text:span><text:span text:style-name="T24_82"><text:s/></text:span><text:span text:style-name="T24_83">avoid</text:span><text:span text:style-name="T24_84"><text:s/></text:span><text:span text:style-name="T24_85">masks</text:span><text:span text:style-name="T24_86"><text:s/></text:span><text:span text:style-name="T24_87">altogether</text:span><text:span text:style-name="T24_88"><text:s/></text:span><text:span text:style-name="T24_89">if</text:span><text:span text:style-name="T24_90"><text:s/></text:span><text:span text:style-name="T24_91">we</text:span><text:span text:style-name="T24_92"><text:s/></text:span><text:span text:style-name="T24_93">choose</text:span><text:span text:style-name="T24_94"><text:s/>(</text:span><text:span text:style-name="T24_95">at</text:span><text:span text:style-name="T24_96"><text:s/></text:span><text:span text:style-name="T24_97">the</text:span><text:span text:style-name="T24_98"><text:s/></text:span><text:span text:style-name="T24_99">cost</text:span><text:span text:style-name="T24_100"><text:s/></text:span><text:span text:style-name="T24_101">of</text:span><text:span text:style-name="T24_102"><text:s/></text:span><text:span text:style-name="T24_103">API</text:span><text:span text:style-name="T24_104"><text:s/></text:span><text:span text:style-name="T24_105">simplicity</text:span><text:span text:style-name="T24_106">).</text:span></text:p><text:p text:style-name="P25"/><text:p text:style-name="P26"><text:span text:style-name="T26_1">The</text:span><text:span text:style-name="T26_2"><text:s/></text:span><text:span text:style-name="T26_3">mask</text:span><text:span text:style-name="T26_4"><text:s/></text:span><text:span text:style-name="T26_5">is</text:span><text:span text:style-name="T26_6"><text:s/></text:span><text:span text:style-name="T26_7">an</text:span><text:span text:style-name="T26_8"><text:s/></text:span><text:span text:style-name="T26_9">extra</text:span><text:span text:style-name="T26_10"><text:s/></text:span><text:span text:style-name="T26_11">instruction</text:span><text:span text:style-name="T26_12">,<text:s/></text:span><text:span text:style-name="T26_13">and</text:span><text:span text:style-name="T26_14"><text:s/></text:span><text:span text:style-name="T26_15">on</text:span><text:span text:style-name="T26_16"><text:s/></text:span><text:span text:style-name="T26_17">x</text:span><text:span text:style-name="T26_18">86,<text:s/></text:span><text:span text:style-name="T26_19">it</text:span><text:span text:style-name="T26_20"><text:s/></text:span><text:span text:style-name="T26_21">also</text:span><text:span text:style-name="T26_22"><text:s/></text:span><text:span text:style-name="T26_23">increases</text:span><text:span text:style-name="T26_24"><text:s/></text:span><text:span text:style-name="T26_25">register</text:span><text:span text:style-name="T26_26"><text:s/></text:span><text:span text:style-name="T26_27">pressure</text:span><text:span text:style-name="T26_28"><text:s/></text:span><text:span text:style-name="T26_29">because</text:span><text:span text:style-name="T26_30"><text:s/></text:span><text:span text:style-name="T26_31">the</text:span><text:span text:style-name="T26_32"><text:s/></text:span><text:span text:style-name="T26_33">and</text:span><text:span text:style-name="T26_34"><text:s/></text:span><text:span text:style-name="T26_35">instruction</text:span><text:span text:style-name="T26_36"><text:s/></text:span><text:span text:style-name="T26_37">clobbers</text:span><text:span text:style-name="T26_38"><text:s/></text:span><text:span text:style-name="T26_39">its</text:span><text:span text:style-name="T26_40"><text:s/></text:span><text:span text:style-name="T26_41">input</text:span><text:span text:style-name="T26_42">.</text:span></text:p><text:p text:style-name="P27"/><text:p text:style-name="P28"><text:span text:style-name="T28_1">Of</text:span><text:span text:style-name="T28_2"><text:s/></text:span><text:span text:style-name="T28_3">course</text:span><text:span text:style-name="T28_4">,<text:s/></text:span><text:span text:style-name="T28_5">atomic</text:span><text:span text:style-name="T28_6"><text:s/></text:span><text:span text:style-name="T28_7">operations</text:span><text:span text:style-name="T28_8"><text:s/></text:span><text:span text:style-name="T28_9">are</text:span><text:span text:style-name="T28_10"><text:s/></text:span><text:span text:style-name="T28_11">often</text:span><text:span text:style-name="T28_12"><text:s/></text:span><text:span text:style-name="T28_13">much</text:span><text:span text:style-name="T28_14"><text:s/></text:span><text:span text:style-name="T28_15">more</text:span><text:span text:style-name="T28_16"><text:s/></text:span><text:span text:style-name="T28_17">expensive</text:span><text:span text:style-name="T28_18"><text:s/></text:span><text:span text:style-name="T28_19">than</text:span><text:span text:style-name="T28_20"><text:s/></text:span><text:span text:style-name="T28_21">plain</text:span><text:span text:style-name="T28_22"><text:s/></text:span><text:span text:style-name="T28_23">loads</text:span><text:span text:style-name="T28_24"><text:s/></text:span><text:span text:style-name="T28_25">and</text:span><text:span text:style-name="T28_26"><text:s/></text:span><text:span text:style-name="T28_27">stores</text:span><text:span text:style-name="T28_28">,<text:s/></text:span><text:span text:style-name="T28_29">so</text:span><text:span text:style-name="T28_30"><text:s/></text:span><text:span text:style-name="T28_31">the</text:span><text:span text:style-name="T28_32"><text:s/></text:span><text:span text:style-name="T28_33">extra</text:span><text:span text:style-name="T28_34"><text:s/></text:span><text:span text:style-name="T28_35">cost</text:span><text:span text:style-name="T28_36"><text:s/></text:span><text:span text:style-name="T28_37">is</text:span><text:span text:style-name="T28_38"><text:s/></text:span><text:span text:style-name="T28_39">not</text:span><text:span text:style-name="T28_40"><text:s/></text:span><text:span text:style-name="T28_41">as</text:span><text:span text:style-name="T28_42"><text:s/></text:span><text:span text:style-name="T28_43">significant</text:span><text:span text:style-name="T28_44">.<text:s/></text:span><text:span text:style-name="T28_45">And</text:span><text:span text:style-name="T28_46">,<text:s/></text:span><text:span text:style-name="T28_47">Atomics</text:span><text:span text:style-name="T28_48"><text:s/></text:span><text:span text:style-name="T28_49">don</text:span><text:span text:style-name="T28_50">'</text:span><text:span text:style-name="T28_51">t</text:span><text:span text:style-name="T28_52"><text:s/></text:span><text:span text:style-name="T28_53">otherwise</text:span><text:span text:style-name="T28_54"><text:s/></text:span><text:span text:style-name="T28_55">have</text:span><text:span text:style-name="T28_56"><text:s/></text:span><text:span text:style-name="T28_57">a</text:span><text:span text:style-name="T28_58"><text:s/></text:span><text:span text:style-name="T28_59">reason</text:span><text:span text:style-name="T28_60"><text:s/></text:span><text:span text:style-name="T28_61">to</text:span><text:span text:style-name="T28_62"><text:s/></text:span><text:span text:style-name="T28_63">be</text:span><text:span text:style-name="T28_64"><text:s/></text:span><text:span text:style-name="T28_65">per</text:span><text:span text:style-name="T28_66">-</text:span><text:span text:style-name="T28_67">type</text:span><text:span text:style-name="T28_68">,<text:s/></text:span><text:span text:style-name="T28_69">so</text:span><text:span text:style-name="T28_70"><text:s/></text:span><text:span text:style-name="T28_71">it</text:span><text:span text:style-name="T28_72"><text:s/></text:span><text:span text:style-name="T28_73">would</text:span><text:span text:style-name="T28_74"><text:s/></text:span><text:span text:style-name="T28_75">make</text:span><text:span text:style-name="T28_76"><text:s/></text:span><text:span text:style-name="T28_77">the</text:span><text:span text:style-name="T28_78"><text:s/></text:span><text:span text:style-name="T28_79">API</text:span><text:span text:style-name="T28_80"><text:s/></text:span><text:span text:style-name="T28_81">much</text:span><text:span text:style-name="T28_82"><text:s/></text:span><text:span text:style-name="T28_83">more</text:span><text:span text:style-name="T28_84"><text:s/></text:span><text:span text:style-name="T28_85">verbose</text:span><text:span text:style-name="T28_86">.<text:s/></text:span><text:span text:style-name="T28_87">It</text:span><text:span text:style-name="T28_88">'</text:span><text:span text:style-name="T28_89">s</text:span><text:span text:style-name="T28_90"><text:s/></text:span><text:span text:style-name="T28_91">certainly</text:span><text:span text:style-name="T28_92"><text:s/></text:span><text:span text:style-name="T28_93">a</text:span><text:span text:style-name="T28_94"><text:s/></text:span><text:span text:style-name="T28_95">tradeoff</text:span><text:span text:style-name="T28_96">;<text:s/></text:span><text:span text:style-name="T28_97">I</text:span><text:span text:style-name="T28_98"><text:s/></text:span><text:span text:style-name="T28_99">just</text:span><text:span text:style-name="T28_100"><text:s/></text:span><text:span text:style-name="T28_101">want</text:span><text:span text:style-name="T28_102"><text:s/></text:span><text:span text:style-name="T28_103">us</text:span><text:span text:style-name="T28_104"><text:s/></text:span><text:span text:style-name="T28_105">to</text:span><text:span text:style-name="T28_106"><text:s/></text:span><text:span text:style-name="T28_107">make</text:span><text:span text:style-name="T28_108"><text:s/></text:span><text:span text:style-name="T28_109">the</text:span><text:span text:style-name="T28_110"><text:s/></text:span><text:span text:style-name="T28_111">decision</text:span><text:span text:style-name="T28_112"><text:s/></text:span><text:span text:style-name="T28_113">explicitly</text:span><text:span text:style-name="T28_114">.</text:span></text:p></office:annotation></text:span><text:span text:style-name="T28_115"><office:annotation><dc:creator/><text:p text:style-name="P29"><text:span text:style-name="T29_1">dgohman</text:span><text:span text:style-name="T29_2">,<text:s/></text:span><text:span text:style-name="T29_3">any</text:span><text:span text:style-name="T29_4"><text:s/></text:span><text:span text:style-name="T29_5">suggestions</text:span><text:span text:style-name="T29_6"><text:s/></text:span><text:span text:style-name="T29_7">for</text:span><text:span text:style-name="T29_8"><text:s/></text:span><text:span text:style-name="T29_9">what</text:span><text:span text:style-name="T29_10"><text:s/></text:span><text:span text:style-name="T29_11">to</text:span><text:span text:style-name="T29_12"><text:s/></text:span><text:span text:style-name="T29_13">do</text:span><text:span text:style-name="T29_14"><text:s/></text:span><text:span text:style-name="T29_15">if</text:span><text:span text:style-name="T29_16"><text:s/></text:span><text:span text:style-name="T29_17">someone</text:span><text:span text:style-name="T29_18"><text:s/></text:span><text:span text:style-name="T29_19">writes</text:span><text:span text:style-name="T29_20"><text:s/></text:span><text:span text:style-name="T29_21">a</text:span><text:span text:style-name="T29_22"><text:s/></text:span><text:span text:style-name="T29_23">mis</text:span><text:span text:style-name="T29_24">-</text:span><text:span text:style-name="T29_25">aligned</text:span><text:span text:style-name="T29_26"><text:s/></text:span><text:span text:style-name="T29_27">Atomics</text:span><text:span text:style-name="T29_28"><text:s/></text:span><text:span text:style-name="T29_29">use</text:span><text:span text:style-name="T29_30"><text:s/></text:span><text:span text:style-name="T29_31">under</text:span><text:span text:style-name="T29_32"><text:s/></text:span><text:span text:style-name="T29_33">your</text:span><text:span text:style-name="T29_34"><text:s/></text:span><text:span text:style-name="T29_35">suggestion</text:span><text:span text:style-name="T29_36">?</text:span></text:p></office:annotation></text:span><text:span text:style-name="T29_37"><office:annotation><dc:creator/><text:p text:style-name="P30"><text:span text:style-name="T30_1">Probably</text:span><text:span text:style-name="T30_2"><text:s/></text:span><text:span text:style-name="T30_3">just</text:span><text:span text:style-name="T30_4"><text:s/></text:span><text:span text:style-name="T30_5">say</text:span><text:span text:style-name="T30_6"><text:s/></text:span><text:span text:style-name="T30_7">that</text:span><text:span text:style-name="T30_8"><text:s/></text:span><text:span text:style-name="T30_9">the</text:span><text:span text:style-name="T30_10"><text:s/></text:span><text:span text:style-name="T30_11">operation</text:span><text:span text:style-name="T30_12"><text:s/></text:span><text:span text:style-name="T30_13">is</text:span><text:span text:style-name="T30_14"><text:s/></text:span><text:span text:style-name="T30_15">not</text:span><text:span text:style-name="T30_16"><text:s/></text:span><text:span text:style-name="T30_17">single</text:span><text:span text:style-name="T30_18">-</text:span><text:span text:style-name="T30_19">copy</text:span><text:span text:style-name="T30_20"><text:s/></text:span><text:span text:style-name="T30_21">atomic</text:span><text:span text:style-name="T30_22"><text:s/></text:span><text:span text:style-name="T30_23">when</text:span><text:span text:style-name="T30_24"><text:s/></text:span><text:span text:style-name="T30_25">called</text:span><text:span text:style-name="T30_26"><text:s/></text:span><text:span text:style-name="T30_27">with</text:span><text:span text:style-name="T30_28"><text:s/></text:span><text:span text:style-name="T30_29">an</text:span><text:span text:style-name="T30_30"><text:s/></text:span><text:span text:style-name="T30_31">index</text:span><text:span text:style-name="T30_32"><text:s/></text:span><text:span text:style-name="T30_33">doesn</text:span><text:span text:style-name="T30_34">'</text:span><text:span text:style-name="T30_35">t</text:span><text:span text:style-name="T30_36"><text:s/></text:span><text:span text:style-name="T30_37">have</text:span><text:span text:style-name="T30_38"><text:s/></text:span><text:span text:style-name="T30_39">a</text:span><text:span text:style-name="T30_40"><text:s/></text:span><text:span text:style-name="T30_41">satisfactory</text:span><text:span text:style-name="T30_42"><text:s/></text:span><text:span text:style-name="T30_43">integer</text:span><text:span text:style-name="T30_44"><text:s/></text:span><text:span text:style-name="T30_45">factor</text:span><text:span text:style-name="T30_46">.</text:span></text:p><text:p text:style-name="P31"/><text:p text:style-name="P32"><text:span text:style-name="T32_1">That</text:span><text:span text:style-name="T32_2">'</text:span><text:span text:style-name="T32_3">s</text:span><text:span text:style-name="T32_4"><text:s/></text:span><text:span text:style-name="T32_5">obviously</text:span><text:span text:style-name="T32_6"><text:s/></text:span><text:span text:style-name="T32_7">not</text:span><text:span text:style-name="T32_8"><text:s/></text:span><text:span text:style-name="T32_9">awesome</text:span><text:span text:style-name="T32_10">,<text:s/></text:span><text:span text:style-name="T32_11">so</text:span><text:span text:style-name="T32_12"><text:s/></text:span><text:span text:style-name="T32_13">it</text:span><text:span text:style-name="T32_14">'</text:span><text:span text:style-name="T32_15">s</text:span><text:span text:style-name="T32_16"><text:s/></text:span><text:span text:style-name="T32_17">another</text:span><text:span text:style-name="T32_18"><text:s/></text:span><text:span text:style-name="T32_19">thing</text:span><text:span text:style-name="T32_20"><text:s/></text:span><text:span text:style-name="T32_21">to</text:span><text:span text:style-name="T32_22"><text:s/></text:span><text:span text:style-name="T32_23">weigh</text:span><text:span text:style-name="T32_24"><text:s/></text:span><text:span text:style-name="T32_25">in</text:span><text:span text:style-name="T32_26"><text:s/></text:span><text:span text:style-name="T32_27">the</text:span><text:span text:style-name="T32_28"><text:s/></text:span><text:span text:style-name="T32_29">tradeoff</text:span><text:span text:style-name="T32_30">.</text:span></text:p></office:annotation></text:span><text:span text:style-name="T32_31"><office:annotation><dc:creator/><text:p text:style-name="P33"><text:span text:style-name="T33_1">On</text:span><text:span text:style-name="T33_2"><text:s/></text:span><text:span text:style-name="T33_3">the</text:span><text:span text:style-name="T33_4"><text:s/></text:span><text:span text:style-name="T33_5">other</text:span><text:span text:style-name="T33_6"><text:s/></text:span><text:span text:style-name="T33_7">hand</text:span><text:span text:style-name="T33_8"><text:s/></text:span><text:span text:style-name="T33_9">though</text:span><text:span text:style-name="T33_10">,<text:s/></text:span><text:span text:style-name="T33_11">the</text:span><text:span text:style-name="T33_12"><text:s/></text:span><text:span text:style-name="T33_13">present</text:span><text:span text:style-name="T33_14"><text:s/></text:span><text:span text:style-name="T33_15">asm</text:span><text:span text:style-name="T33_16">.</text:span><text:span text:style-name="T33_17">js</text:span><text:span text:style-name="T33_18"><text:s/></text:span><text:span text:style-name="T33_19">alignment</text:span><text:span text:style-name="T33_20">-</text:span><text:span text:style-name="T33_21">mask</text:span><text:span text:style-name="T33_22"><text:s/></text:span><text:span text:style-name="T33_23">semantics</text:span><text:span text:style-name="T33_24"><text:s/></text:span><text:span text:style-name="T33_25">are</text:span><text:span text:style-name="T33_26"><text:s/></text:span><text:span text:style-name="T33_27">that</text:span><text:span text:style-name="T33_28"><text:s/></text:span><text:span text:style-name="T33_29">we</text:span><text:span text:style-name="T33_30"><text:s/></text:span><text:span text:style-name="T33_31">fudge</text:span><text:span text:style-name="T33_32"><text:s/></text:span><text:span text:style-name="T33_33">the</text:span><text:span text:style-name="T33_34"><text:s/></text:span><text:span text:style-name="T33_35">byte</text:span><text:span text:style-name="T33_36"><text:s/></text:span><text:span text:style-name="T33_37">index</text:span><text:span text:style-name="T33_38"><text:s/></text:span><text:span text:style-name="T33_39">down</text:span><text:span text:style-name="T33_40"><text:s/></text:span><text:span text:style-name="T33_41">to</text:span><text:span text:style-name="T33_42"><text:s/></text:span><text:span text:style-name="T33_43">the</text:span><text:span text:style-name="T33_44"><text:s/></text:span><text:span text:style-name="T33_45">nearest</text:span><text:span text:style-name="T33_46"><text:s/></text:span><text:span text:style-name="T33_47">alignment</text:span><text:span text:style-name="T33_48"><text:s/></text:span><text:span text:style-name="T33_49">boundary</text:span><text:span text:style-name="T33_50"><text:s/></text:span><text:span text:style-name="T33_51">and</text:span><text:span text:style-name="T33_52"><text:s/></text:span><text:span text:style-name="T33_53">then</text:span><text:span text:style-name="T33_54"><text:s/></text:span><text:span text:style-name="T33_55">do</text:span><text:span text:style-name="T33_56"><text:s/></text:span><text:span text:style-name="T33_57">the</text:span><text:span text:style-name="T33_58"><text:s/></text:span><text:span text:style-name="T33_59">access</text:span><text:span text:style-name="T33_60">.<text:s/></text:span><text:span text:style-name="T33_61">This</text:span><text:span text:style-name="T33_62"><text:s/></text:span><text:span text:style-name="T33_63">is</text:span><text:span text:style-name="T33_64"><text:s/></text:span><text:span text:style-name="T33_65">also</text:span><text:span text:style-name="T33_66"><text:s/></text:span><text:span text:style-name="T33_67">not</text:span><text:span text:style-name="T33_68"><text:s/></text:span><text:span text:style-name="T33_69">awesome</text:span><text:span text:style-name="T33_70">.</text:span></text:p></office:annotation></text:span><text:span text:style-name="T33_71"><text:s/></text:span><text:span text:style-name="T33_72">e</text:span><text:span text:style-name="T33_73">&gt;&gt;</text:span><text:span text:style-name="T33_74">k</text:span><text:span text:style-name="T33_75">,<text:s/></text:span><text:span text:style-name="T33_76">where</text:span><text:span text:style-name="T33_77"><text:s/></text:span><text:span text:style-name="T33_78">k</text:span><text:span text:style-name="T33_79"><text:s/></text:span><text:span text:style-name="T33_80">is</text:span><text:span text:style-name="T33_81"><text:s/></text:span><text:span text:style-name="T33_82">a</text:span><text:span text:style-name="T33_83"><text:s/></text:span><text:span text:style-name="T33_84">constant</text:span><text:span text:style-name="T33_85"><text:s/></text:span><text:span text:style-name="T33_86">that</text:span><text:span text:style-name="T33_87"><text:s/></text:span><text:span text:style-name="T33_88">is</text:span><text:span text:style-name="T33_89"><text:s/></text:span><text:span text:style-name="T33_90">the</text:span><text:span text:style-name="T33_91"><text:s/></text:span><text:span text:style-name="T33_92">log</text:span><text:span text:style-name="T33_93">-</text:span><text:span text:style-name="T33_94">base</text:span><text:span text:style-name="T33_95">-2<text:s/></text:span><text:span text:style-name="T33_96">of</text:span><text:span text:style-name="T33_97"><text:s/></text:span><text:span text:style-name="T33_98">the</text:span><text:span text:style-name="T33_99"><text:s/></text:span><text:span text:style-name="T33_100">element</text:span><text:span text:style-name="T33_101"><text:s/></text:span><text:span text:style-name="T33_102">size</text:span><text:span text:style-name="T33_103">.</text:span><text:span text:style-name="T33_104"><text:note text:note-class="footnote"><text:note-citation/><text:note-body><text:p text:style-name="P34"><text:span text:style-name="T34_1"><text:s/></text:span><text:span text:style-name="T34_2">Treating</text:span><text:span text:style-name="T34_3"><text:s/></text:span><text:span text:style-name="T34_4">atomic</text:span><text:span text:style-name="T34_5"><text:s/></text:span><text:span text:style-name="T34_6">accesses</text:span><text:span text:style-name="T34_7"><text:s/></text:span><text:span text:style-name="T34_8">as</text:span><text:span text:style-name="T34_9"><text:s/>"</text:span><text:span text:style-name="T34_10">syntax</text:span><text:span text:style-name="T34_11">"<text:s/></text:span><text:span text:style-name="T34_12">rather</text:span><text:span text:style-name="T34_13"><text:s/></text:span><text:span text:style-name="T34_14">than</text:span><text:span text:style-name="T34_15"><text:s/></text:span><text:span text:style-name="T34_16">as</text:span><text:span text:style-name="T34_17"><text:s/>"</text:span><text:span text:style-name="T34_18">calls</text:span><text:span text:style-name="T34_19">"<text:s/></text:span><text:span text:style-name="T34_20">fits</text:span><text:span text:style-name="T34_21"><text:s/></text:span><text:span text:style-name="T34_22">in</text:span><text:span text:style-name="T34_23"><text:s/></text:span><text:span text:style-name="T34_24">with</text:span><text:span text:style-name="T34_25"><text:s/></text:span><text:span text:style-name="T34_26">how</text:span><text:span text:style-name="T34_27"><text:s/></text:span><text:span text:style-name="T34_28">they</text:span><text:span text:style-name="T34_29"><text:s/></text:span><text:span text:style-name="T34_30">will</text:span><text:span text:style-name="T34_31"><text:s/></text:span><text:span text:style-name="T34_32">be</text:span><text:span text:style-name="T34_33"><text:s/></text:span><text:span text:style-name="T34_34">used</text:span><text:span text:style-name="T34_35"><text:s/></text:span><text:span text:style-name="T34_36">and</text:span><text:span text:style-name="T34_37"><text:s/></text:span><text:span text:style-name="T34_38">allows</text:span><text:span text:style-name="T34_39"><text:s/></text:span><text:span text:style-name="T34_40">for</text:span><text:span text:style-name="T34_41"><text:s/></text:span><text:span text:style-name="T34_42">simplifictions</text:span><text:span text:style-name="T34_43"><text:s/></text:span><text:span text:style-name="T34_44">in</text:span><text:span text:style-name="T34_45"><text:s/></text:span><text:span text:style-name="T34_46">code</text:span><text:span text:style-name="T34_47"><text:s/></text:span><text:span text:style-name="T34_48">generation</text:span><text:span text:style-name="T34_49">,<text:s/></text:span><text:span text:style-name="T34_50">and</text:span><text:span text:style-name="T34_51"><text:s/></text:span><text:span text:style-name="T34_52">is</text:span><text:span text:style-name="T34_53"><text:s/></text:span><text:span text:style-name="T34_54">not</text:span><text:span text:style-name="T34_55"><text:s/>(</text:span><text:span text:style-name="T34_56">yet</text:span><text:span text:style-name="T34_57">)<text:s/></text:span><text:span text:style-name="T34_58">seen</text:span><text:span text:style-name="T34_59"><text:s/></text:span><text:span text:style-name="T34_60">as</text:span><text:span text:style-name="T34_61"><text:s/></text:span><text:span text:style-name="T34_62">a</text:span><text:span text:style-name="T34_63"><text:s/></text:span><text:span text:style-name="T34_64">particular</text:span><text:span text:style-name="T34_65"><text:s/></text:span><text:span text:style-name="T34_66">hardship</text:span><text:span text:style-name="T34_67">.<text:s text:c="2"/></text:span><text:span text:style-name="T34_68">There</text:span><text:span text:style-name="T34_69"><text:s/></text:span><text:span text:style-name="T34_70">will</text:span><text:span text:style-name="T34_71"><text:s/></text:span><text:span text:style-name="T34_72">be</text:span><text:span text:style-name="T34_73"><text:s/></text:span><text:span text:style-name="T34_74">some</text:span><text:span text:style-name="T34_75"><text:s/></text:span><text:span text:style-name="T34_76">spec</text:span><text:span text:style-name="T34_77"><text:s/></text:span><text:span text:style-name="T34_78">complexity</text:span><text:span text:style-name="T34_79"><text:s/></text:span><text:span text:style-name="T34_80">regardless</text:span><text:span text:style-name="T34_81">.</text:span></text:p></text:note-body></text:note></text:span></text:p>
                </text:list-item>
                <text:list-item>
                  <text:p text:style-name="P35"><text:span text:style-name="T35_1">If</text:span><text:span text:style-name="T35_2"><text:s/></text:span><text:span text:style-name="T35_3">the</text:span><text:span text:style-name="T35_4"><text:s/></text:span><text:span text:style-name="T35_5">element</text:span><text:span text:style-name="T35_6"><text:s/></text:span><text:span text:style-name="T35_7">index</text:span><text:span text:style-name="T35_8"><text:s/></text:span><text:span text:style-name="T35_9">is</text:span><text:span text:style-name="T35_10"><text:s/></text:span><text:span text:style-name="T35_11">not</text:span><text:span text:style-name="T35_12"><text:s/></text:span><text:span text:style-name="T35_13">in</text:span><text:span text:style-name="T35_14"><text:s/></text:span><text:span text:style-name="T35_15">the</text:span><text:span text:style-name="T35_16"><text:s/></text:span><text:span text:style-name="T35_17">range</text:span><text:span text:style-name="T35_18"><text:s/></text:span><text:span text:style-name="T35_19">of</text:span><text:span text:style-name="T35_20"><text:s/></text:span><text:span text:style-name="T35_21">the</text:span><text:span text:style-name="T35_22"><text:s/></text:span><text:span text:style-name="T35_23">array</text:span><text:span text:style-name="T35_24"><text:s/></text:span><text:span text:style-name="T35_25">then</text:span></text:p>
                  <text:list>
                    <text:list-item>
                      <text:p text:style-name="P36"><text:span text:style-name="T36_1">A</text:span><text:span text:style-name="T36_2"><text:s/></text:span><text:span text:style-name="T36_3">memory</text:span><text:span text:style-name="T36_4"><text:s/></text:span><text:span text:style-name="T36_5">barrier</text:span><text:span text:style-name="T36_6"><text:s/></text:span><text:span text:style-name="T36_7">appropriate</text:span><text:span text:style-name="T36_8"><text:s/></text:span><text:span text:style-name="T36_9">to</text:span><text:span text:style-name="T36_10"><text:s/></text:span><text:span text:style-name="T36_11">the</text:span><text:span text:style-name="T36_12"><text:s/></text:span><text:span text:style-name="T36_13">operation</text:span><text:span text:style-name="T36_14"><text:s/></text:span><text:span text:style-name="T36_15">is</text:span><text:span text:style-name="T36_16"><text:s/></text:span><text:span text:style-name="T36_17">performed</text:span></text:p>
                    </text:list-item>
                    <text:list-item>
                      <text:p text:style-name="P37"><text:span text:style-name="T37_1"><office:annotation><dc:creator/><text:p text:style-name="P38"><text:span text:style-name="T38_1">The</text:span><text:span text:style-name="T38_2"><text:s/></text:span><text:span text:style-name="T38_3">two</text:span><text:span text:style-name="T38_4"><text:s/></text:span><text:span text:style-name="T38_5">options</text:span><text:span text:style-name="T38_6"><text:s/></text:span><text:span text:style-name="T38_7">are</text:span><text:span text:style-name="T38_8"><text:s/></text:span><text:span text:style-name="T38_9">noop</text:span><text:span text:style-name="T38_10">/</text:span><text:span text:style-name="T38_11">zero</text:span><text:span text:style-name="T38_12"><text:s/></text:span><text:span text:style-name="T38_13">and</text:span><text:span text:style-name="T38_14"><text:s/>'</text:span><text:span text:style-name="T38_15">throw</text:span><text:span text:style-name="T38_16"><text:s/></text:span><text:span text:style-name="T38_17">an</text:span><text:span text:style-name="T38_18"><text:s/></text:span><text:span text:style-name="T38_19">exception</text:span><text:span text:style-name="T38_20">'.<text:s text:c="2"/></text:span><text:span text:style-name="T38_21">Overall</text:span><text:span text:style-name="T38_22">,<text:s/>'</text:span><text:span text:style-name="T38_23">throw</text:span><text:span text:style-name="T38_24"><text:s/></text:span><text:span text:style-name="T38_25">an</text:span><text:span text:style-name="T38_26"><text:s/></text:span><text:span text:style-name="T38_27">exception</text:span><text:span text:style-name="T38_28">'<text:s/></text:span><text:span text:style-name="T38_29">is</text:span><text:span text:style-name="T38_30"><text:s/></text:span><text:span text:style-name="T38_31">a</text:span><text:span text:style-name="T38_32"><text:s/></text:span><text:span text:style-name="T38_33">bit</text:span><text:span text:style-name="T38_34"><text:s/></text:span><text:span text:style-name="T38_35">nicer</text:span><text:span text:style-name="T38_36"><text:s/></text:span><text:span text:style-name="T38_37">since</text:span><text:span text:style-name="T38_38">,<text:s/></text:span><text:span text:style-name="T38_39">on</text:span><text:span text:style-name="T38_40"><text:s/></text:span><text:span text:style-name="T38_41">the</text:span><text:span text:style-name="T38_42"><text:s/></text:span><text:span text:style-name="T38_43">platforms</text:span><text:span text:style-name="T38_44"><text:s/></text:span><text:span text:style-name="T38_45">where</text:span><text:span text:style-name="T38_46"><text:s/></text:span><text:span text:style-name="T38_47">we</text:span><text:span text:style-name="T38_48"><text:s/></text:span><text:span text:style-name="T38_49">branch</text:span><text:span text:style-name="T38_50">,<text:s/></text:span><text:span text:style-name="T38_51">we</text:span><text:span text:style-name="T38_52"><text:s/></text:span><text:span text:style-name="T38_53">can</text:span><text:span text:style-name="T38_54"><text:s/></text:span><text:span text:style-name="T38_55">just</text:span><text:span text:style-name="T38_56"><text:s/></text:span><text:span text:style-name="T38_57">branch</text:span><text:span text:style-name="T38_58"><text:s/></text:span><text:span text:style-name="T38_59">to</text:span><text:span text:style-name="T38_60"><text:s/></text:span><text:span text:style-name="T38_61">the</text:span><text:span text:style-name="T38_62"><text:s/></text:span><text:span text:style-name="T38_63">throw</text:span><text:span text:style-name="T38_64"><text:s/></text:span><text:span text:style-name="T38_65">stub</text:span><text:span text:style-name="T38_66"><text:s/></text:span><text:span text:style-name="T38_67">instead</text:span><text:span text:style-name="T38_68"><text:s/></text:span><text:span text:style-name="T38_69">of</text:span><text:span text:style-name="T38_70"><text:s/></text:span><text:span text:style-name="T38_71">having</text:span><text:span text:style-name="T38_72"><text:s/></text:span><text:span text:style-name="T38_73">to</text:span><text:span text:style-name="T38_74"><text:s/></text:span><text:span text:style-name="T38_75">stick</text:span><text:span text:style-name="T38_76"><text:s/></text:span><text:span text:style-name="T38_77">a</text:span><text:span text:style-name="T38_78"><text:s/>0<text:s/></text:span><text:span text:style-name="T38_79">in</text:span><text:span text:style-name="T38_80"><text:s/></text:span><text:span text:style-name="T38_81">the</text:span><text:span text:style-name="T38_82"><text:s/></text:span><text:span text:style-name="T38_83">dest</text:span><text:span text:style-name="T38_84"><text:s/></text:span><text:span text:style-name="T38_85">register</text:span><text:span text:style-name="T38_86"><text:s/></text:span><text:span text:style-name="T38_87">which</text:span><text:span text:style-name="T38_88"><text:s/></text:span><text:span text:style-name="T38_89">requires</text:span><text:span text:style-name="T38_90"><text:s/></text:span><text:span text:style-name="T38_91">a</text:span><text:span text:style-name="T38_92"><text:s/></text:span><text:span text:style-name="T38_93">bunch</text:span><text:span text:style-name="T38_94"><text:s/></text:span><text:span text:style-name="T38_95">of</text:span><text:span text:style-name="T38_96"><text:s/></text:span><text:span text:style-name="T38_97">out</text:span><text:span text:style-name="T38_98">-</text:span><text:span text:style-name="T38_99">of</text:span><text:span text:style-name="T38_100">-</text:span><text:span text:style-name="T38_101">line</text:span><text:span text:style-name="T38_102"><text:s/></text:span><text:span text:style-name="T38_103">paths</text:span><text:span text:style-name="T38_104">.<text:s text:c="2"/></text:span><text:span text:style-name="T38_105">It</text:span><text:span text:style-name="T38_106">'</text:span><text:span text:style-name="T38_107">s</text:span><text:span text:style-name="T38_108"><text:s/></text:span><text:span text:style-name="T38_109">probably</text:span><text:span text:style-name="T38_110"><text:s/></text:span><text:span text:style-name="T38_111">easier</text:span><text:span text:style-name="T38_112"><text:s/></text:span><text:span text:style-name="T38_113">now</text:span><text:span text:style-name="T38_114"><text:s/></text:span><text:span text:style-name="T38_115">to</text:span><text:span text:style-name="T38_116"><text:s/></text:span><text:span text:style-name="T38_117">have</text:span><text:span text:style-name="T38_118"><text:s/></text:span><text:span text:style-name="T38_119">atomics</text:span><text:span text:style-name="T38_120"><text:s/></text:span><text:span text:style-name="T38_121">do</text:span><text:span text:style-name="T38_122"><text:s/></text:span><text:span text:style-name="T38_123">the</text:span><text:span text:style-name="T38_124"><text:s/></text:span><text:span text:style-name="T38_125">same</text:span><text:span text:style-name="T38_126"><text:s/></text:span><text:span text:style-name="T38_127">thing</text:span><text:span text:style-name="T38_128"><text:s/></text:span><text:span text:style-name="T38_129">as</text:span><text:span text:style-name="T38_130"><text:s/></text:span><text:span text:style-name="T38_131">heap</text:span><text:span text:style-name="T38_132"><text:s/></text:span><text:span text:style-name="T38_133">accesses</text:span><text:span text:style-name="T38_134">,<text:s/></text:span><text:span text:style-name="T38_135">but</text:span><text:span text:style-name="T38_136"><text:s/></text:span><text:span text:style-name="T38_137">for</text:span><text:span text:style-name="T38_138"><text:s/></text:span><text:span text:style-name="T38_139">the</text:span><text:span text:style-name="T38_140"><text:s/></text:span><text:span text:style-name="T38_141">final</text:span><text:span text:style-name="T38_142"><text:s/></text:span><text:span text:style-name="T38_143">API</text:span><text:span text:style-name="T38_144">,<text:s/></text:span><text:span text:style-name="T38_145">I</text:span><text:span text:style-name="T38_146"><text:s/></text:span><text:span text:style-name="T38_147">think</text:span><text:span text:style-name="T38_148"><text:s/></text:span><text:span text:style-name="T38_149">everyone</text:span><text:span text:style-name="T38_150"><text:s/></text:span><text:span text:style-name="T38_151">on</text:span><text:span text:style-name="T38_152"><text:s/></text:span><text:span text:style-name="T38_153">TC</text:span><text:span text:style-name="T38_154">39<text:s/></text:span><text:span text:style-name="T38_155">wishes</text:span><text:span text:style-name="T38_156"><text:s/></text:span><text:span text:style-name="T38_157">they</text:span><text:span text:style-name="T38_158"><text:s/></text:span><text:span text:style-name="T38_159">could</text:span><text:span text:style-name="T38_160"><text:s/></text:span><text:span text:style-name="T38_161">go</text:span><text:span text:style-name="T38_162"><text:s/></text:span><text:span text:style-name="T38_163">back</text:span><text:span text:style-name="T38_164"><text:s/></text:span><text:span text:style-name="T38_165">and</text:span><text:span text:style-name="T38_166"><text:s/></text:span><text:span text:style-name="T38_167">make</text:span><text:span text:style-name="T38_168"><text:s/></text:span><text:span text:style-name="T38_169">out</text:span><text:span text:style-name="T38_170">-</text:span><text:span text:style-name="T38_171">of</text:span><text:span text:style-name="T38_172">-</text:span><text:span text:style-name="T38_173">bounds</text:span><text:span text:style-name="T38_174"><text:s/></text:span><text:span text:style-name="T38_175">typed</text:span><text:span text:style-name="T38_176"><text:s/></text:span><text:span text:style-name="T38_177">array</text:span><text:span text:style-name="T38_178"><text:s/></text:span><text:span text:style-name="T38_179">throw</text:span><text:span text:style-name="T38_180">.</text:span></text:p></office:annotation></text:span><text:span text:style-name="T38_181"><office:annotation><dc:creator/><text:p text:style-name="P39"><text:span text:style-name="T39_1">If</text:span><text:span text:style-name="T39_2"><text:s/></text:span><text:span text:style-name="T39_3">the</text:span><text:span text:style-name="T39_4"><text:s/></text:span><text:span text:style-name="T39_5">out</text:span><text:span text:style-name="T39_6">-</text:span><text:span text:style-name="T39_7">of</text:span><text:span text:style-name="T39_8">-</text:span><text:span text:style-name="T39_9">bounds</text:span><text:span text:style-name="T39_10"><text:s/></text:span><text:span text:style-name="T39_11">reference</text:span><text:span text:style-name="T39_12"><text:s/></text:span><text:span text:style-name="T39_13">has</text:span><text:span text:style-name="T39_14"><text:s/></text:span><text:span text:style-name="T39_15">to</text:span><text:span text:style-name="T39_16"><text:s/></text:span><text:span text:style-name="T39_17">perform</text:span><text:span text:style-name="T39_18"><text:s/></text:span><text:span text:style-name="T39_19">a</text:span><text:span text:style-name="T39_20"><text:s/></text:span><text:span text:style-name="T39_21">memory</text:span><text:span text:style-name="T39_22"><text:s/></text:span><text:span text:style-name="T39_23">barrier</text:span><text:span text:style-name="T39_24"><text:s/></text:span><text:span text:style-name="T39_25">anyway</text:span><text:span text:style-name="T39_26"><text:s/>-<text:s/></text:span><text:span text:style-name="T39_27">and</text:span><text:span text:style-name="T39_28"><text:s/></text:span><text:span text:style-name="T39_29">IMO</text:span><text:span text:style-name="T39_30"><text:s/></text:span><text:span text:style-name="T39_31">it</text:span><text:span text:style-name="T39_32"><text:s/></text:span><text:span text:style-name="T39_33">does</text:span><text:span text:style-name="T39_34">,<text:s/></text:span><text:span text:style-name="T39_35">though</text:span><text:span text:style-name="T39_36"><text:s/></text:span><text:span text:style-name="T39_37">we</text:span><text:span text:style-name="T39_38"><text:s/></text:span><text:span text:style-name="T39_39">could</text:span><text:span text:style-name="T39_40"><text:s/></text:span><text:span text:style-name="T39_41">at</text:span><text:span text:style-name="T39_42"><text:s/></text:span><text:span text:style-name="T39_43">least</text:span><text:span text:style-name="T39_44"><text:s/></text:span><text:span text:style-name="T39_45">discuss</text:span><text:span text:style-name="T39_46"><text:s/></text:span><text:span text:style-name="T39_47">it</text:span><text:span text:style-name="T39_48">,<text:s/></text:span><text:span text:style-name="T39_49">if</text:span><text:span text:style-name="T39_50"><text:s/></text:span><text:span text:style-name="T39_51">we</text:span><text:span text:style-name="T39_52"><text:s/></text:span><text:span text:style-name="T39_53">can</text:span><text:span text:style-name="T39_54"><text:s/></text:span><text:span text:style-name="T39_55">discuss</text:span><text:span text:style-name="T39_56"><text:s/></text:span><text:span text:style-name="T39_57">it</text:span><text:span text:style-name="T39_58"><text:s/></text:span><text:span text:style-name="T39_59">not</text:span><text:span text:style-name="T39_60"><text:s/></text:span><text:span text:style-name="T39_61">just</text:span><text:span text:style-name="T39_62"><text:s/></text:span><text:span text:style-name="T39_63">for</text:span><text:span text:style-name="T39_64"><text:s/></text:span><text:span text:style-name="T39_65">asm</text:span><text:span text:style-name="T39_66">.</text:span><text:span text:style-name="T39_67">js</text:span><text:span text:style-name="T39_68"><text:s/></text:span><text:span text:style-name="T39_69">but</text:span><text:span text:style-name="T39_70"><text:s/></text:span><text:span text:style-name="T39_71">also</text:span><text:span text:style-name="T39_72"><text:s/></text:span><text:span text:style-name="T39_73">for</text:span><text:span text:style-name="T39_74"><text:s/></text:span><text:span text:style-name="T39_75">straight</text:span><text:span text:style-name="T39_76"><text:s/></text:span><text:span text:style-name="T39_77">JS</text:span><text:span text:style-name="T39_78"><text:s/>-<text:s/></text:span><text:span text:style-name="T39_79">then</text:span><text:span text:style-name="T39_80"><text:s/></text:span><text:span text:style-name="T39_81">there</text:span><text:span text:style-name="T39_82"><text:s/></text:span><text:span text:style-name="T39_83">will</text:span><text:span text:style-name="T39_84"><text:s/></text:span><text:span text:style-name="T39_85">be</text:span><text:span text:style-name="T39_86"><text:s/></text:span><text:span text:style-name="T39_87">some</text:span><text:span text:style-name="T39_88"><text:s/></text:span><text:span text:style-name="T39_89">branchy</text:span><text:span text:style-name="T39_90"><text:s/></text:span><text:span text:style-name="T39_91">code</text:span><text:span text:style-name="T39_92"><text:s/></text:span><text:span text:style-name="T39_93">here</text:span><text:span text:style-name="T39_94"><text:s/></text:span><text:span text:style-name="T39_95">and</text:span><text:span text:style-name="T39_96"><text:s/></text:span><text:span text:style-name="T39_97">returning</text:span><text:span text:style-name="T39_98"><text:s/></text:span><text:span text:style-name="T39_99">zero</text:span><text:span text:style-name="T39_100"><text:s/></text:span><text:span text:style-name="T39_101">is</text:span><text:span text:style-name="T39_102"><text:s/></text:span><text:span text:style-name="T39_103">not</text:span><text:span text:style-name="T39_104"><text:s/></text:span><text:span text:style-name="T39_105">much</text:span><text:span text:style-name="T39_106"><text:s/></text:span><text:span text:style-name="T39_107">of</text:span><text:span text:style-name="T39_108"><text:s/></text:span><text:span text:style-name="T39_109">an</text:span><text:span text:style-name="T39_110"><text:s/></text:span><text:span text:style-name="T39_111">added</text:span><text:span text:style-name="T39_112"><text:s/></text:span><text:span text:style-name="T39_113">burden</text:span><text:span text:style-name="T39_114">.</text:span></text:p><text:p text:style-name="P40"/><text:p text:style-name="P41"><text:span text:style-name="T41_1">(</text:span><text:span text:style-name="T41_2">I</text:span><text:span text:style-name="T41_3"><text:s/></text:span><text:span text:style-name="T41_4">agree</text:span><text:span text:style-name="T41_5"><text:s/></text:span><text:span text:style-name="T41_6">an</text:span><text:span text:style-name="T41_7"><text:s/></text:span><text:span text:style-name="T41_8">exception</text:span><text:span text:style-name="T41_9"><text:s/></text:span><text:span text:style-name="T41_10">would</text:span><text:span text:style-name="T41_11"><text:s/></text:span><text:span text:style-name="T41_12">be</text:span><text:span text:style-name="T41_13"><text:s/></text:span><text:span text:style-name="T41_14">the</text:span><text:span text:style-name="T41_15"><text:s/></text:span><text:span text:style-name="T41_16">better</text:span><text:span text:style-name="T41_17"><text:s/></text:span><text:span text:style-name="T41_18">approach</text:span><text:span text:style-name="T41_19">,<text:s/></text:span><text:span text:style-name="T41_20">but</text:span><text:span text:style-name="T41_21"><text:s/></text:span><text:span text:style-name="T41_22">then</text:span><text:span text:style-name="T41_23"><text:s/></text:span><text:span text:style-name="T41_24">I</text:span><text:span text:style-name="T41_25"><text:s/></text:span><text:span text:style-name="T41_26">think</text:span><text:span text:style-name="T41_27"><text:s/></text:span><text:span text:style-name="T41_28">that</text:span><text:span text:style-name="T41_29"><text:s/></text:span><text:span text:style-name="T41_30">about</text:span><text:span text:style-name="T41_31"><text:s/></text:span><text:span text:style-name="T41_32">a</text:span><text:span text:style-name="T41_33"><text:s/></text:span><text:span text:style-name="T41_34">lot</text:span><text:span text:style-name="T41_35"><text:s/></text:span><text:span text:style-name="T41_36">of</text:span><text:span text:style-name="T41_37"><text:s/></text:span><text:span text:style-name="T41_38">things</text:span><text:span text:style-name="T41_39"><text:s/></text:span><text:span text:style-name="T41_40">in</text:span><text:span text:style-name="T41_41"><text:s/></text:span><text:span text:style-name="T41_42">JS</text:span><text:span text:style-name="T41_43">.)</text:span></text:p></office:annotation></text:span><text:span text:style-name="T41_44"><office:annotation><dc:creator/><text:p text:style-name="P42"><text:span text:style-name="T42_1">Ah</text:span><text:span text:style-name="T42_2">,<text:s/></text:span><text:span text:style-name="T42_3">so</text:span><text:span text:style-name="T42_4"><text:s/></text:span><text:span text:style-name="T42_5">you</text:span><text:span text:style-name="T42_6">'</text:span><text:span text:style-name="T42_7">re</text:span><text:span text:style-name="T42_8"><text:s/></text:span><text:span text:style-name="T42_9">saying</text:span><text:span text:style-name="T42_10"><text:s/></text:span><text:span text:style-name="T42_11">that</text:span><text:span text:style-name="T42_12">,<text:s/></text:span><text:span text:style-name="T42_13">even</text:span><text:span text:style-name="T42_14"><text:s/></text:span><text:span text:style-name="T42_15">in</text:span><text:span text:style-name="T42_16"><text:s/></text:span><text:span text:style-name="T42_17">the</text:span><text:span text:style-name="T42_18"><text:s/></text:span><text:span text:style-name="T42_19">out</text:span><text:span text:style-name="T42_20">-</text:span><text:span text:style-name="T42_21">of</text:span><text:span text:style-name="T42_22">-</text:span><text:span text:style-name="T42_23">bounds</text:span><text:span text:style-name="T42_24"><text:s/></text:span><text:span text:style-name="T42_25">case</text:span><text:span text:style-name="T42_26">,<text:s/></text:span><text:span text:style-name="T42_27">we</text:span><text:span text:style-name="T42_28"><text:s/></text:span><text:span text:style-name="T42_29">still</text:span><text:span text:style-name="T42_30"><text:s/></text:span><text:span text:style-name="T42_31">need</text:span><text:span text:style-name="T42_32"><text:s/></text:span><text:span text:style-name="T42_33">to</text:span><text:span text:style-name="T42_34"><text:s/></text:span><text:span text:style-name="T42_35">execute</text:span><text:span text:style-name="T42_36"><text:s/></text:span><text:span text:style-name="T42_37">a</text:span><text:span text:style-name="T42_38"><text:s/></text:span><text:span text:style-name="T42_39">synchronizing</text:span><text:span text:style-name="T42_40"><text:s/></text:span><text:span text:style-name="T42_41">instruction</text:span><text:span text:style-name="T42_42">?<text:s text:c="2"/></text:span><text:span text:style-name="T42_43">What</text:span><text:span text:style-name="T42_44"><text:s/></text:span><text:span text:style-name="T42_45">if</text:span><text:span text:style-name="T42_46"><text:s/></text:span><text:span text:style-name="T42_47">we</text:span><text:span text:style-name="T42_48"><text:s/></text:span><text:span text:style-name="T42_49">just</text:span><text:span text:style-name="T42_50"><text:s/></text:span><text:span text:style-name="T42_51">had</text:span><text:span text:style-name="T42_52"><text:s/></text:span><text:span text:style-name="T42_53">the</text:span><text:span text:style-name="T42_54"><text:s/></text:span><text:span text:style-name="T42_55">exception</text:span><text:span text:style-name="T42_56"><text:s/></text:span><text:span text:style-name="T42_57">path</text:span><text:span text:style-name="T42_58"><text:s/></text:span><text:span text:style-name="T42_59">execute</text:span><text:span text:style-name="T42_60"><text:s/></text:span><text:span text:style-name="T42_61">a</text:span><text:span text:style-name="T42_62"><text:s/></text:span><text:span text:style-name="T42_63">fence</text:span><text:span text:style-name="T42_64">?</text:span></text:p><text:p text:style-name="P43"/><text:p text:style-name="P44"><text:span text:style-name="T44_1">Many</text:span><text:span text:style-name="T44_2"><text:s/></text:span><text:span text:style-name="T44_3">things</text:span><text:span text:style-name="T44_4"><text:s/></text:span><text:span text:style-name="T44_5">of</text:span><text:span text:style-name="T44_6"><text:s/></text:span><text:span text:style-name="T44_7">olde</text:span><text:span text:style-name="T44_8"><text:s/></text:span><text:span text:style-name="T44_9">silently</text:span><text:span text:style-name="T44_10"><text:s/></text:span><text:span text:style-name="T44_11">succeed</text:span><text:span text:style-name="T44_12">,<text:s/></text:span><text:span text:style-name="T44_13">but</text:span><text:span text:style-name="T44_14"><text:s/></text:span><text:span text:style-name="T44_15">the</text:span><text:span text:style-name="T44_16"><text:s/></text:span><text:span text:style-name="T44_17">new</text:span><text:span text:style-name="T44_18"><text:s/></text:span><text:span text:style-name="T44_19">trend</text:span><text:span text:style-name="T44_20"><text:s/></text:span><text:span text:style-name="T44_21">is</text:span><text:span text:style-name="T44_22"><text:s/></text:span><text:span text:style-name="T44_23">to</text:span><text:span text:style-name="T44_24"><text:s/></text:span><text:span text:style-name="T44_25">make</text:span><text:span text:style-name="T44_26"><text:s/></text:span><text:span text:style-name="T44_27">anything</text:span><text:span text:style-name="T44_28"><text:s/></text:span><text:span text:style-name="T44_29">remotely</text:span><text:span text:style-name="T44_30"><text:s/></text:span><text:span text:style-name="T44_31">bad</text:span><text:span text:style-name="T44_32"><text:s/></text:span><text:span text:style-name="T44_33">throw</text:span><text:span text:style-name="T44_34">.</text:span></text:p></office:annotation></text:span><text:span text:style-name="T44_35"><office:annotation><dc:creator/><text:p text:style-name="P45"><text:span text:style-name="T45_1">Making</text:span><text:span text:style-name="T45_2"><text:s/></text:span><text:span text:style-name="T45_3">the</text:span><text:span text:style-name="T45_4"><text:s/></text:span><text:span text:style-name="T45_5">exception</text:span><text:span text:style-name="T45_6"><text:s/></text:span><text:span text:style-name="T45_7">path</text:span><text:span text:style-name="T45_8"><text:s/></text:span><text:span text:style-name="T45_9">execute</text:span><text:span text:style-name="T45_10"><text:s/></text:span><text:span text:style-name="T45_11">that</text:span><text:span text:style-name="T45_12"><text:s/></text:span><text:span text:style-name="T45_13">fence</text:span><text:span text:style-name="T45_14"><text:s/></text:span><text:span text:style-name="T45_15">is</text:span><text:span text:style-name="T45_16"><text:s/></text:span><text:span text:style-name="T45_17">fine</text:span><text:span text:style-name="T45_18">,<text:s/></text:span><text:span text:style-name="T45_19">and</text:span><text:span text:style-name="T45_20"><text:s/></text:span><text:span text:style-name="T45_21">the</text:span><text:span text:style-name="T45_22"><text:s/></text:span><text:span text:style-name="T45_23">expected</text:span><text:span text:style-name="T45_24"><text:s/></text:span><text:span text:style-name="T45_25">thing</text:span><text:span text:style-name="T45_26"><text:s/></text:span><text:span text:style-name="T45_27">if</text:span><text:span text:style-name="T45_28"><text:s/></text:span><text:span text:style-name="T45_29">we</text:span><text:span text:style-name="T45_30"><text:s/></text:span><text:span text:style-name="T45_31">do</text:span><text:span text:style-name="T45_32"><text:s/></text:span><text:span text:style-name="T45_33">throw</text:span><text:span text:style-name="T45_34"><text:s/></text:span><text:span text:style-name="T45_35">an</text:span><text:span text:style-name="T45_36"><text:s/></text:span><text:span text:style-name="T45_37">exception</text:span><text:span text:style-name="T45_38">.</text:span></text:p></office:annotation></text:span><text:span text:style-name="T45_39">No</text:span><text:span text:style-name="T45_40"><text:s/></text:span><text:span text:style-name="T45_41">read</text:span><text:span text:style-name="T45_42"><text:s/></text:span><text:span text:style-name="T45_43">or</text:span><text:span text:style-name="T45_44"><text:s/></text:span><text:span text:style-name="T45_45">write</text:span><text:span text:style-name="T45_46"><text:s/></text:span><text:span text:style-name="T45_47">operation</text:span><text:span text:style-name="T45_48"><text:s/></text:span><text:span text:style-name="T45_49">is</text:span><text:span text:style-name="T45_50"><text:s/></text:span><text:span text:style-name="T45_51">performed</text:span></text:p>
                    </text:list-item>
                    <text:list-item>
                      <text:p text:style-name="P46"><text:span text:style-name="T46_1">For</text:span><text:span text:style-name="T46_2"><text:s/></text:span><text:span text:style-name="T46_3">load</text:span><text:span text:style-name="T46_4">,<text:s/></text:span><text:span text:style-name="T46_5">compareExchange</text:span><text:span text:style-name="T46_6">,<text:s/></text:span><text:span text:style-name="T46_7">and</text:span><text:span text:style-name="T46_8"><text:s/></text:span><text:span text:style-name="T46_9">the</text:span><text:span text:style-name="T46_10"><text:s/></text:span><text:span text:style-name="T46_11">binary</text:span><text:span text:style-name="T46_12"><text:s/></text:span><text:span text:style-name="T46_13">operators</text:span><text:span text:style-name="T46_14"><text:s/></text:span><text:span text:style-name="T46_15">the</text:span><text:span text:style-name="T46_16"><text:s/></text:span><text:span text:style-name="T46_17">result</text:span><text:span text:style-name="T46_18"><text:s/></text:span><text:span text:style-name="T46_19">value</text:span><text:span text:style-name="T46_20"><text:s/></text:span><text:span text:style-name="T46_21">is</text:span><text:span text:style-name="T46_22"><text:s/></text:span><text:span text:style-name="T46_23">zer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span text:style-name="T47_1">Meaning</text:span><text:span text:style-name="T47_2"><text:s/></text:span><text:span text:style-name="T47_3">of</text:span><text:span text:style-name="T47_4"><text:s/></text:span><text:span text:style-name="T47_5">Atomics</text:span><text:span text:style-name="T47_6">.</text:span><text:span text:style-name="T47_7">load</text:span><text:span text:style-name="T47_8">()</text:span></text:p>
          <text:list>
            <text:list-item>
              <text:p text:style-name="P48"><text:span text:style-name="T48_1">The</text:span><text:span text:style-name="T48_2"><text:s/></text:span><text:span text:style-name="T48_3">result</text:span><text:span text:style-name="T48_4"><text:s/></text:span><text:span text:style-name="T48_5">type</text:span><text:span text:style-name="T48_6"><text:s/></text:span><text:span text:style-name="T48_7">is</text:span><text:span text:style-name="T48_8"><text:s/></text:span><text:span text:style-name="T48_9"><office:annotation><dc:creator/><text:p text:style-name="P49"><text:span text:style-name="T49_1">BUG</text:span><text:span text:style-name="T49_2"><text:s/></text:span><text:span text:style-name="T49_3">REPORT</text:span><text:span text:style-name="T49_4"><text:s/>2015-08-27:<text:s/></text:span><text:span text:style-name="T49_5">This</text:span><text:span text:style-name="T49_6"><text:s/></text:span><text:span text:style-name="T49_7">has</text:span><text:span text:style-name="T49_8"><text:s/></text:span><text:span text:style-name="T49_9">changed</text:span><text:span text:style-name="T49_10"><text:s/></text:span><text:span text:style-name="T49_11">in</text:span><text:span text:style-name="T49_12"><text:s/></text:span><text:span text:style-name="T49_13">the</text:span><text:span text:style-name="T49_14"><text:s/></text:span><text:span text:style-name="T49_15">code</text:span><text:span text:style-name="T49_16">,<text:s/></text:span><text:span text:style-name="T49_17">the</text:span><text:span text:style-name="T49_18"><text:s/></text:span><text:span text:style-name="T49_19">return</text:span><text:span text:style-name="T49_20"><text:s/></text:span><text:span text:style-name="T49_21">type</text:span><text:span text:style-name="T49_22"><text:s/></text:span><text:span text:style-name="T49_23">is</text:span><text:span text:style-name="T49_24"><text:s/></text:span><text:span text:style-name="T49_25">now</text:span><text:span text:style-name="T49_26"><text:s/></text:span><text:span text:style-name="T49_27">Intish</text:span><text:span text:style-name="T49_28">.<text:s text:c="2"/></text:span><text:span text:style-name="T49_29">That</text:span><text:span text:style-name="T49_30"><text:s/></text:span><text:span text:style-name="T49_31">conflicts</text:span><text:span text:style-name="T49_32"><text:s/></text:span><text:span text:style-name="T49_33">with</text:span><text:span text:style-name="T49_34"><text:s/></text:span><text:span text:style-name="T49_35">the</text:span><text:span text:style-name="T49_36"><text:s/></text:span><text:span text:style-name="T49_37">footnote</text:span><text:span text:style-name="T49_38">,<text:s/></text:span><text:span text:style-name="T49_39">obviously</text:span><text:span text:style-name="T49_40">.<text:s text:c="2"/></text:span><text:span text:style-name="T49_41">Working</text:span><text:span text:style-name="T49_42"><text:s/></text:span><text:span text:style-name="T49_43">on</text:span><text:span text:style-name="T49_44"><text:s/></text:span><text:span text:style-name="T49_45">resolving</text:span><text:span text:style-name="T49_46"><text:s/></text:span><text:span text:style-name="T49_47">this</text:span><text:span text:style-name="T49_48">,<text:s/></text:span><text:span text:style-name="T49_49">see</text:span><text:span text:style-name="T49_50"><text:s/></text:span><text:span text:style-name="T49_51">https</text:span><text:span text:style-name="T49_52">://</text:span><text:span text:style-name="T49_53">github</text:span><text:span text:style-name="T49_54">.</text:span><text:span text:style-name="T49_55">com</text:span><text:span text:style-name="T49_56">/</text:span><text:span text:style-name="T49_57">kripken</text:span><text:span text:style-name="T49_58">/</text:span><text:span text:style-name="T49_59">emscripten</text:span><text:span text:style-name="T49_60">/</text:span><text:span text:style-name="T49_61">issues</text:span><text:span text:style-name="T49_62">/3719<text:s/></text:span><text:span text:style-name="T49_63">for</text:span><text:span text:style-name="T49_64"><text:s/></text:span><text:span text:style-name="T49_65">discussion</text:span><text:span text:style-name="T49_66">.</text:span></text:p><text:p text:style-name="P50"/><text:p text:style-name="P51"><text:span text:style-name="T51_1">Ditto</text:span><text:span text:style-name="T51_2"><text:s/></text:span><text:span text:style-name="T51_3">the</text:span><text:span text:style-name="T51_4"><text:s/></text:span><text:span text:style-name="T51_5">other</text:span><text:span text:style-name="T51_6"><text:s/></text:span><text:span text:style-name="T51_7">operations</text:span><text:span text:style-name="T51_8"><text:s/></text:span><text:span text:style-name="T51_9">other</text:span><text:span text:style-name="T51_10"><text:s/></text:span><text:span text:style-name="T51_11">than</text:span><text:span text:style-name="T51_12"><text:s/></text:span><text:span text:style-name="T51_13">store</text:span><text:span text:style-name="T51_14">.<text:s text:c="2"/></text:span><text:span text:style-name="T51_15">Store</text:span><text:span text:style-name="T51_16"><text:s/></text:span><text:span text:style-name="T51_17">now</text:span><text:span text:style-name="T51_18"><text:s/></text:span><text:span text:style-name="T51_19">returns</text:span><text:span text:style-name="T51_20"><text:s/></text:span><text:span text:style-name="T51_21">the</text:span><text:span text:style-name="T51_22"><text:s/></text:span><text:span text:style-name="T51_23">type</text:span><text:span text:style-name="T51_24"><text:s/></text:span><text:span text:style-name="T51_25">of</text:span><text:span text:style-name="T51_26"><text:s/></text:span><text:span text:style-name="T51_27">the</text:span><text:span text:style-name="T51_28"><text:s/></text:span><text:span text:style-name="T51_29">third</text:span><text:span text:style-name="T51_30"><text:s/></text:span><text:span text:style-name="T51_31">argument</text:span><text:span text:style-name="T51_32">.</text:span></text:p><text:p text:style-name="P52"/><text:p text:style-name="P53"><text:span text:style-name="T53_1">Also</text:span><text:span text:style-name="T53_2">,<text:s/></text:span><text:span text:style-name="T53_3">there</text:span><text:span text:style-name="T53_4">'</text:span><text:span text:style-name="T53_5">s</text:span><text:span text:style-name="T53_6"><text:s/></text:span><text:span text:style-name="T53_7">now</text:span><text:span text:style-name="T53_8"><text:s/></text:span><text:span text:style-name="T53_9">an</text:span><text:span text:style-name="T53_10"><text:s/></text:span><text:span text:style-name="T53_11">Atomics</text:span><text:span text:style-name="T53_12">.</text:span><text:span text:style-name="T53_13">exchange</text:span><text:span text:style-name="T53_14"><text:s/></text:span><text:span text:style-name="T53_15">operator</text:span><text:span text:style-name="T53_16">.</text:span></text:p></office:annotation></text:span><text:span text:style-name="T53_17">signed</text:span><text:span text:style-name="T53_18"><text:note text:note-class="footnote"><text:note-citation/><text:note-body><text:p text:style-name="P54"><text:span text:style-name="T54_1"><text:s/></text:span><text:span text:style-name="T54_2">In</text:span><text:span text:style-name="T54_3"><text:s/></text:span><text:span text:style-name="T54_4">principle</text:span><text:span text:style-name="T54_5"><text:s/></text:span><text:span text:style-name="T54_6">it</text:span><text:span text:style-name="T54_7"><text:s/></text:span><text:span text:style-name="T54_8">should</text:span><text:span text:style-name="T54_9"><text:s/></text:span><text:span text:style-name="T54_10">be</text:span><text:span text:style-name="T54_11"><text:s/></text:span><text:span text:style-name="T54_12">intish</text:span><text:span text:style-name="T54_13"><text:s/></text:span><text:span text:style-name="T54_14">but</text:span><text:span text:style-name="T54_15"><text:s/></text:span><text:span text:style-name="T54_16">that</text:span><text:span text:style-name="T54_17"><text:s/></text:span><text:span text:style-name="T54_18">is</text:span><text:span text:style-name="T54_19"><text:s/></text:span><text:span text:style-name="T54_20">not</text:span><text:span text:style-name="T54_21"><text:s/></text:span><text:span text:style-name="T54_22">an</text:span><text:span text:style-name="T54_23"><text:s/></text:span><text:span text:style-name="T54_24">allowed</text:span><text:span text:style-name="T54_25"><text:s/></text:span><text:span text:style-name="T54_26">result</text:span><text:span text:style-name="T54_27"><text:s/></text:span><text:span text:style-name="T54_28">type</text:span><text:span text:style-name="T54_29"><text:s/></text:span><text:span text:style-name="T54_30">for</text:span><text:span text:style-name="T54_31"><text:s/></text:span><text:span text:style-name="T54_32">a</text:span><text:span text:style-name="T54_33"><text:s/></text:span><text:span text:style-name="T54_34">call</text:span><text:span text:style-name="T54_35">.</text:span></text:p></text:note-body></text:note></text:span></text:p>
            </text:list-item>
          </text:list>
        </text:list-item>
        <text:list-item>
          <text:p text:style-name="P55"><text:span text:style-name="T55_1">Meaning</text:span><text:span text:style-name="T55_2"><text:s/></text:span><text:span text:style-name="T55_3">of</text:span><text:span text:style-name="T55_4"><text:s/></text:span><text:span text:style-name="T55_5">Atomics</text:span><text:span text:style-name="T55_6">.</text:span><text:span text:style-name="T55_7">store</text:span><text:span text:style-name="T55_8">()</text:span></text:p>
          <text:list>
            <text:list-item>
              <text:p text:style-name="P56"><text:span text:style-name="T56_1">The</text:span><text:span text:style-name="T56_2"><text:s/></text:span><text:span text:style-name="T56_3">third</text:span><text:span text:style-name="T56_4"><text:s/></text:span><text:span text:style-name="T56_5">argument</text:span><text:span text:style-name="T56_6"><text:s/></text:span><text:span text:style-name="T56_7">must</text:span><text:span text:style-name="T56_8"><text:s/></text:span><text:span text:style-name="T56_9">be</text:span><text:span text:style-name="T56_10"><text:s/></text:span><text:span text:style-name="T56_11">intish</text:span></text:p>
            </text:list-item>
            <text:list-item>
              <text:p text:style-name="P57"><text:span text:style-name="T57_1">The</text:span><text:span text:style-name="T57_2"><text:s/></text:span><text:span text:style-name="T57_3">result</text:span><text:span text:style-name="T57_4"><text:s/></text:span><text:span text:style-name="T57_5">value</text:span><text:span text:style-name="T57_6"><text:s/></text:span><text:span text:style-name="T57_7">is</text:span><text:span text:style-name="T57_8"><text:s/></text:span><text:span text:style-name="T57_9">the</text:span><text:span text:style-name="T57_10"><text:s/></text:span><text:span text:style-name="T57_11">third</text:span><text:span text:style-name="T57_12"><text:s/></text:span><text:span text:style-name="T57_13">argument</text:span><text:span text:style-name="T57_14"><text:s/></text:span><text:span text:style-name="T57_15">value</text:span><text:span text:style-name="T57_16">,<text:s/></text:span><text:span text:style-name="T57_17">coerced</text:span><text:span text:style-name="T57_18"><text:s/></text:span><text:span text:style-name="T57_19">to</text:span><text:span text:style-name="T57_20"><text:s/></text:span><text:span text:style-name="T57_21">signed</text:span></text:p>
            </text:list-item>
            <text:list-item>
              <text:p text:style-name="P58"><text:span text:style-name="T58_1">The</text:span><text:span text:style-name="T58_2"><text:s/></text:span><text:span text:style-name="T58_3">result</text:span><text:span text:style-name="T58_4"><text:s/></text:span><text:span text:style-name="T58_5">type</text:span><text:span text:style-name="T58_6"><text:s/></text:span><text:span text:style-name="T58_7">is</text:span><text:span text:style-name="T58_8"><text:s/></text:span><text:span text:style-name="T58_9">signed</text:span><text:span text:style-name="T58_10"><text:note text:note-class="footnote"><text:note-citation/><text:note-body><text:p text:style-name="P59"><text:span text:style-name="T59_1"><text:s/></text:span><text:span text:style-name="T59_2">In</text:span><text:span text:style-name="T59_3"><text:s/></text:span><text:span text:style-name="T59_4">principle</text:span><text:span text:style-name="T59_5"><text:s/></text:span><text:span text:style-name="T59_6">it</text:span><text:span text:style-name="T59_7"><text:s/></text:span><text:span text:style-name="T59_8">should</text:span><text:span text:style-name="T59_9"><text:s/></text:span><text:span text:style-name="T59_10">perhaps</text:span><text:span text:style-name="T59_11"><text:s/></text:span><text:span text:style-name="T59_12">be</text:span><text:span text:style-name="T59_13"><text:s/></text:span><text:span text:style-name="T59_14">the</text:span><text:span text:style-name="T59_15"><text:s/></text:span><text:span text:style-name="T59_16">concrete</text:span><text:span text:style-name="T59_17"><text:s/></text:span><text:span text:style-name="T59_18">type</text:span><text:span text:style-name="T59_19"><text:s/></text:span><text:span text:style-name="T59_20">of</text:span><text:span text:style-name="T59_21"><text:s/></text:span><text:span text:style-name="T59_22">the</text:span><text:span text:style-name="T59_23"><text:s/></text:span><text:span text:style-name="T59_24">third</text:span><text:span text:style-name="T59_25"><text:s/></text:span><text:span text:style-name="T59_26">argument</text:span><text:span text:style-name="T59_27">,<text:s/></text:span><text:span text:style-name="T59_28">which</text:span><text:span text:style-name="T59_29"><text:s/></text:span><text:span text:style-name="T59_30">would</text:span><text:span text:style-name="T59_31"><text:s/></text:span><text:span text:style-name="T59_32">be</text:span><text:span text:style-name="T59_33"><text:s/></text:span><text:span text:style-name="T59_34">the</text:span><text:span text:style-name="T59_35"><text:s/></text:span><text:span text:style-name="T59_36">case</text:span><text:span text:style-name="T59_37"><text:s/></text:span><text:span text:style-name="T59_38">for</text:span><text:span text:style-name="T59_39"><text:s/></text:span><text:span text:style-name="T59_40">an</text:span><text:span text:style-name="T59_41"><text:s/></text:span><text:span text:style-name="T59_42">assignment</text:span><text:span text:style-name="T59_43"><text:s/></text:span><text:span text:style-name="T59_44">to</text:span><text:span text:style-name="T59_45"><text:s/></text:span><text:span text:style-name="T59_46">a</text:span><text:span text:style-name="T59_47"><text:s/></text:span><text:span text:style-name="T59_48">typed</text:span><text:span text:style-name="T59_49"><text:s/></text:span><text:span text:style-name="T59_50">array</text:span><text:span text:style-name="T59_51"><text:s/></text:span><text:span text:style-name="T59_52">element</text:span><text:span text:style-name="T59_53">,<text:s/></text:span><text:span text:style-name="T59_54">but</text:span><text:span text:style-name="T59_55"><text:s/></text:span><text:span text:style-name="T59_56">this</text:span><text:span text:style-name="T59_57"><text:s/></text:span><text:span text:style-name="T59_58">is</text:span><text:span text:style-name="T59_59"><text:s/></text:span><text:span text:style-name="T59_60">a</text:span><text:span text:style-name="T59_61"><text:s/></text:span><text:span text:style-name="T59_62">call</text:span><text:span text:style-name="T59_63"><text:s/></text:span><text:span text:style-name="T59_64">and</text:span><text:span text:style-name="T59_65"><text:s/></text:span><text:span text:style-name="T59_66">it</text:span><text:span text:style-name="T59_67"><text:s/></text:span><text:span text:style-name="T59_68">needs</text:span><text:span text:style-name="T59_69"><text:s/></text:span><text:span text:style-name="T59_70">a</text:span><text:span text:style-name="T59_71"><text:s/></text:span><text:span text:style-name="T59_72">proper</text:span><text:span text:style-name="T59_73"><text:s/></text:span><text:span text:style-name="T59_74">call</text:span><text:span text:style-name="T59_75"><text:s/></text:span><text:span text:style-name="T59_76">return</text:span><text:span text:style-name="T59_77"><text:s/></text:span><text:span text:style-name="T59_78">type</text:span></text:p></text:note-body></text:note></text:span></text:p>
            </text:list-item>
          </text:list>
        </text:list-item>
        <text:list-item>
          <text:p text:style-name="P60"><text:span text:style-name="T60_1">Meaning</text:span><text:span text:style-name="T60_2"><text:s/></text:span><text:span text:style-name="T60_3">of</text:span><text:span text:style-name="T60_4"><text:s/></text:span><text:span text:style-name="T60_5">Atomics</text:span><text:span text:style-name="T60_6">.</text:span><text:span text:style-name="T60_7">fence</text:span><text:span text:style-name="T60_8">()</text:span></text:p>
          <text:list>
            <text:list-item>
              <text:p text:style-name="P61"><text:span text:style-name="T61_1">The</text:span><text:span text:style-name="T61_2"><text:s/></text:span><text:span text:style-name="T61_3">result</text:span><text:span text:style-name="T61_4"><text:s/></text:span><text:span text:style-name="T61_5">type</text:span><text:span text:style-name="T61_6"><text:s/></text:span><text:span text:style-name="T61_7">is</text:span><text:span text:style-name="T61_8"><text:s/></text:span><text:span text:style-name="T61_9">void</text:span></text:p>
            </text:list-item>
          </text:list>
        </text:list-item>
        <text:list-item>
          <text:p text:style-name="P62"><text:span text:style-name="T62_1">Meaning</text:span><text:span text:style-name="T62_2"><text:s/></text:span><text:span text:style-name="T62_3">of</text:span><text:span text:style-name="T62_4"><text:s/></text:span><text:span text:style-name="T62_5">Atomics</text:span><text:span text:style-name="T62_6">.</text:span><text:span text:style-name="T62_7">compareExchange</text:span><text:span text:style-name="T62_8">()</text:span></text:p>
          <text:list>
            <text:list-item>
              <text:p text:style-name="P63"><text:span text:style-name="T63_1">The</text:span><text:span text:style-name="T63_2"><text:s/></text:span><text:span text:style-name="T63_3">third</text:span><text:span text:style-name="T63_4"><text:s/></text:span><text:span text:style-name="T63_5">argument</text:span><text:span text:style-name="T63_6"><text:s/></text:span><text:span text:style-name="T63_7">must</text:span><text:span text:style-name="T63_8"><text:s/></text:span><text:span text:style-name="T63_9">be</text:span><text:span text:style-name="T63_10"><text:s/></text:span><text:span text:style-name="T63_11">intish</text:span></text:p>
            </text:list-item>
            <text:list-item>
              <text:p text:style-name="P64"><text:span text:style-name="T64_1">The</text:span><text:span text:style-name="T64_2"><text:s/></text:span><text:span text:style-name="T64_3">fourth</text:span><text:span text:style-name="T64_4"><text:s/></text:span><text:span text:style-name="T64_5">argument</text:span><text:span text:style-name="T64_6"><text:s/></text:span><text:span text:style-name="T64_7">must</text:span><text:span text:style-name="T64_8"><text:s/></text:span><text:span text:style-name="T64_9">be</text:span><text:span text:style-name="T64_10"><text:s/></text:span><text:span text:style-name="T64_11">intish</text:span></text:p>
            </text:list-item>
            <text:list-item>
              <text:p text:style-name="P65"><text:span text:style-name="T65_1">The</text:span><text:span text:style-name="T65_2"><text:s/></text:span><text:span text:style-name="T65_3">result</text:span><text:span text:style-name="T65_4"><text:s/></text:span><text:span text:style-name="T65_5">type</text:span><text:span text:style-name="T65_6"><text:s/></text:span><text:span text:style-name="T65_7">is</text:span><text:span text:style-name="T65_8"><text:s/></text:span><text:span text:style-name="T65_9">signed</text:span></text:p>
            </text:list-item>
          </text:list>
        </text:list-item>
        <text:list-item>
          <text:p text:style-name="P66"><text:span text:style-name="T66_1">Meaning</text:span><text:span text:style-name="T66_2"><text:s/></text:span><text:span text:style-name="T66_3">of</text:span><text:span text:style-name="T66_4"><text:s/></text:span><text:span text:style-name="T66_5">Atomics</text:span><text:span text:style-name="T66_6">.</text:span><text:span text:style-name="T66_7">add</text:span><text:span text:style-name="T66_8">(),<text:s/></text:span><text:span text:style-name="T66_9">Atomics</text:span><text:span text:style-name="T66_10">.</text:span><text:span text:style-name="T66_11">sub</text:span><text:span text:style-name="T66_12">(),<text:s/></text:span><text:span text:style-name="T66_13">Atomics</text:span><text:span text:style-name="T66_14">.</text:span><text:span text:style-name="T66_15">and</text:span><text:span text:style-name="T66_16">(),<text:s/></text:span><text:span text:style-name="T66_17">Atomics</text:span><text:span text:style-name="T66_18">.</text:span><text:span text:style-name="T66_19">or</text:span><text:span text:style-name="T66_20">(),<text:s/></text:span><text:span text:style-name="T66_21">Atomics</text:span><text:span text:style-name="T66_22">.</text:span><text:span text:style-name="T66_23">xor</text:span><text:span text:style-name="T66_24">()</text:span></text:p>
          <text:list>
            <text:list-item>
              <text:p text:style-name="P67"><text:span text:style-name="T67_1">The</text:span><text:span text:style-name="T67_2"><text:s/></text:span><text:span text:style-name="T67_3">third</text:span><text:span text:style-name="T67_4"><text:s/></text:span><text:span text:style-name="T67_5">argument</text:span><text:span text:style-name="T67_6"><text:s/></text:span><text:span text:style-name="T67_7">must</text:span><text:span text:style-name="T67_8"><text:s/></text:span><text:span text:style-name="T67_9">be</text:span><text:span text:style-name="T67_10"><text:s/></text:span><text:span text:style-name="T67_11">intish</text:span></text:p>
            </text:list-item>
            <text:list-item>
              <text:p text:style-name="P68"><text:span text:style-name="T68_1">The</text:span><text:span text:style-name="T68_2"><text:s/></text:span><text:span text:style-name="T68_3">result</text:span><text:span text:style-name="T68_4"><text:s/></text:span><text:span text:style-name="T68_5">type</text:span><text:span text:style-name="T68_6"><text:s/></text:span><text:span text:style-name="T68_7">is</text:span><text:span text:style-name="T68_8"><text:s/></text:span><text:span text:style-name="T68_9">signed</text:span></text:p>
            </text:list-item>
          </text:list>
        </text:list-item>
        <text:list-item>
          <text:p text:style-name="P69"><text:span text:style-name="T69_1">Meaning</text:span><text:span text:style-name="T69_2"><text:s/></text:span><text:span text:style-name="T69_3">of</text:span><text:span text:style-name="T69_4"><text:s/></text:span><text:span text:style-name="T69_5">Atomics</text:span><text:span text:style-name="T69_6">.</text:span><text:span text:style-name="T69_7">isLockFree</text:span></text:p>
          <text:list>
            <text:list-item>
              <text:p text:style-name="P70"><text:span text:style-name="T70_1">The</text:span><text:span text:style-name="T70_2"><text:s/></text:span><text:span text:style-name="T70_3">argument</text:span><text:span text:style-name="T70_4"><text:s/></text:span><text:span text:style-name="T70_5">must</text:span><text:span text:style-name="T70_6"><text:s/></text:span><text:span text:style-name="T70_7">be</text:span><text:span text:style-name="T70_8"><text:s/></text:span><text:span text:style-name="T70_9">an</text:span><text:span text:style-name="T70_10"><text:s/></text:span><text:span text:style-name="T70_11">integer</text:span><text:span text:style-name="T70_12"><text:s/></text:span><text:span text:style-name="T70_13">constant</text:span></text:p>
            </text:list-item>
            <text:list-item>
              <text:p text:style-name="P71"><text:span text:style-name="T71_1">The</text:span><text:span text:style-name="T71_2"><text:s/></text:span><text:span text:style-name="T71_3">result</text:span><text:span text:style-name="T71_4"><text:s/></text:span><text:span text:style-name="T71_5">type</text:span><text:span text:style-name="T71_6"><text:s/></text:span><text:span text:style-name="T71_7">is</text:span><text:span text:style-name="T71_8"><text:s/></text:span><text:span text:style-name="T71_9">int</text:span><text:span text:style-name="T71_10"><text:s/>(</text:span><text:span text:style-name="T71_11">a</text:span><text:span text:style-name="T71_12"><text:s/></text:span><text:span text:style-name="T71_13">boolean</text:span><text:span text:style-name="T71_14"><text:s/></text:span><text:span text:style-name="T71_15">value</text:span><text:span text:style-name="T71_16">)</text:span></text:p>
            </text:list-item>
          </text:list>
        </text:list-item>
      </text:list>
      <text:p text:style-name="P72"/>
      <text:p text:style-name="P73"><text:span text:style-name="T73_1">The</text:span><text:span text:style-name="T73_2"><text:s/></text:span><text:span text:style-name="T73_3">following</text:span><text:span text:style-name="T73_4"><text:s/></text:span><text:span text:style-name="T73_5">Atomics</text:span><text:span text:style-name="T73_6"><text:s/></text:span><text:span text:style-name="T73_7">names</text:span><text:span text:style-name="T73_8"><text:s/></text:span><text:span text:style-name="T73_9">are</text:span><text:span text:style-name="T73_10"><text:s/></text:span><text:span text:style-name="T73_11">not</text:span><text:span text:style-name="T73_12"><text:s/></text:span><text:span text:style-name="T73_13">available</text:span><text:span text:style-name="T73_14"><text:s/></text:span><text:span text:style-name="T73_15">as</text:span><text:span text:style-name="T73_16"><text:s/></text:span><text:span text:style-name="T73_17">intrinsics</text:span><text:span text:style-name="T73_18"><text:s/></text:span><text:span text:style-name="T73_19">in</text:span><text:span text:style-name="T73_20"><text:s/></text:span><text:span text:style-name="T73_21">asm</text:span><text:span text:style-name="T73_22">.</text:span><text:span text:style-name="T73_23">js</text:span><text:span text:style-name="T73_24">:</text:span></text:p>
      <text:p text:style-name="P74"/>
      <text:p text:style-name="P75"><text:span text:style-name="T75_1">Atomics</text:span><text:span text:style-name="T75_2">.</text:span><text:span text:style-name="T75_3">futexWait</text:span><text:span text:style-name="T75_4">()</text:span></text:p>
      <text:p text:style-name="P76"><text:span text:style-name="T76_1">Atomics</text:span><text:span text:style-name="T76_2">.</text:span><text:span text:style-name="T76_3">futexWake</text:span><text:span text:style-name="T76_4">()</text:span></text:p>
      <text:p text:style-name="P77"><text:span text:style-name="T77_1">Atomics</text:span><text:span text:style-name="T77_2">.</text:span><text:span text:style-name="T77_3">futexWakeOrRequeue</text:span><text:span text:style-name="T77_4">()</text:span></text:p>
      <text:p text:style-name="P78"><text:span text:style-name="T78_1">Atomics</text:span><text:span text:style-name="T78_2">.</text:span><text:span text:style-name="T78_3">OK</text:span></text:p>
      <text:p text:style-name="P79"><text:span text:style-name="T79_1">Atomics</text:span><text:span text:style-name="T79_2">.</text:span><text:span text:style-name="T79_3">NOTEQUAL</text:span></text:p>
      <text:p text:style-name="P80"><text:span text:style-name="T80_1">Atomics</text:span><text:span text:style-name="T80_2">.</text:span><text:span text:style-name="T80_3">TIMEDOUT</text:span></text:p>
      <text:p text:style-name="P81"/>
      <text:p text:style-name="P82"><text:span text:style-name="T82_1">The</text:span><text:span text:style-name="T82_2"><text:s/></text:span><text:span text:style-name="T82_3">futex</text:span><text:span text:style-name="T82_4"><text:s/></text:span><text:span text:style-name="T82_5">methods</text:span><text:span text:style-name="T82_6"><text:s/></text:span><text:span text:style-name="T82_7">can</text:span><text:span text:style-name="T82_8"><text:s/></text:span><text:span text:style-name="T82_9">be</text:span><text:span text:style-name="T82_10"><text:s/></text:span><text:span text:style-name="T82_11">accessed</text:span><text:span text:style-name="T82_12"><text:s/></text:span><text:span text:style-name="T82_13">through</text:span><text:span text:style-name="T82_14"><text:s/></text:span><text:span text:style-name="T82_15">the</text:span><text:span text:style-name="T82_16"><text:s/></text:span><text:span text:style-name="T82_17">FFI</text:span><text:span text:style-name="T82_18"><text:s/>(</text:span><text:span text:style-name="T82_19">with</text:span><text:span text:style-name="T82_20"><text:s/></text:span><text:span text:style-name="T82_21">the</text:span><text:span text:style-name="T82_22"><text:s/></text:span><text:span text:style-name="T82_23">heap</text:span><text:span text:style-name="T82_24"><text:s/></text:span><text:span text:style-name="T82_25">passed</text:span><text:span text:style-name="T82_26"><text:s/></text:span><text:span text:style-name="T82_27">implicitly</text:span><text:span text:style-name="T82_28">)<text:s/></text:span><text:span text:style-name="T82_29">and</text:span><text:span text:style-name="T82_30"><text:s/></text:span><text:span text:style-name="T82_31">the</text:span><text:span text:style-name="T82_32"><text:s/></text:span><text:span text:style-name="T82_33">result</text:span><text:span text:style-name="T82_34"><text:s/></text:span><text:span text:style-name="T82_35">values</text:span><text:span text:style-name="T82_36"><text:s/></text:span><text:span text:style-name="T82_37">can</text:span><text:span text:style-name="T82_38"><text:s/></text:span><text:span text:style-name="T82_39">be</text:span><text:span text:style-name="T82_40"><text:s/></text:span><text:span text:style-name="T82_41">expanded</text:span><text:span text:style-name="T82_42"><text:s/></text:span><text:span text:style-name="T82_43">into</text:span><text:span text:style-name="T82_44"><text:s/></text:span><text:span text:style-name="T82_45">constant</text:span><text:span text:style-name="T82_46"><text:s/></text:span><text:span text:style-name="T82_47">values</text:span><text:span text:style-name="T82_48">,<text:s/></text:span><text:span text:style-name="T82_49">as</text:span><text:span text:style-name="T82_50"><text:s/></text:span><text:span text:style-name="T82_51">they</text:span><text:span text:style-name="T82_52"><text:s/></text:span><text:span text:style-name="T82_53">have</text:span><text:span text:style-name="T82_54"><text:s/></text:span><text:span text:style-name="T82_55">known</text:span><text:span text:style-name="T82_56"><text:s/></text:span><text:span text:style-name="T82_57">values</text:span><text:span text:style-name="T82_58">.</text:span></text:p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